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fo:language="en" fo:country="GB"/>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fo:language="en" fo:country="GB"/>
    </style:style>
    <style:style style:name="T17" style:parent-style-name="V-Modell-XT.Instruction" style:family="text">
      <style:text-properties fo:font-size="14pt" style:font-size-asian="14pt"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TableColumn21" style:family="table-column">
      <style:table-column-properties style:column-width="1.6069in" style:use-optimal-column-width="false"/>
    </style:style>
    <style:style style:name="TableColumn22" style:family="table-column">
      <style:table-column-properties style:column-width="3.5215in" style:use-optimal-column-width="false"/>
    </style:style>
    <style:style style:name="Table20" style:family="table">
      <style:table-properties style:width="5.1284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fo:language="en" fo:country="GB"/>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font-size="10pt" style:font-size-asian="10pt" style:font-size-complex="10pt" fo:language="en" fo:country="GB"/>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fo:language="en" fo:country="GB"/>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3" style:parent-style-name="TableContents" style:family="paragraph">
      <style:text-properties fo:language="en" fo:country="GB"/>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fo:language="en" fo:country="GB"/>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text-properties fo:language="en" fo:country="GB"/>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fo:language="en" fo:country="GB"/>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 style:parent-style-name="TableContents" style:family="paragraph">
      <style:text-properties fo:language="en" fo:country="GB"/>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fo:language="en" fo:country="GB"/>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Absatz-Standardschriftart" style:family="text">
      <style:text-properties fo:font-size="10pt" style:font-size-asian="10pt" style:font-size-complex="10pt" fo:language="en" fo:country="GB"/>
    </style:style>
    <number:date-style style:name="N49" number:language="en" number:country="GB">
      <number:month number:style="long" number:calendar="gregorian"/>
      <number:text>/</number:text>
      <number:day number:style="long" number:calendar="gregorian"/>
      <number:text>/</number:text>
      <number:year number:style="long" number:calendar="gregorian"/>
    </number:date-style>
    <style:style style:name="T50" style:parent-style-name="Absatz-Standardschriftart" style:family="text">
      <style:text-properties fo:font-size="10pt" style:font-size-asian="10pt" style:font-size-complex="10pt" fo:language="en" fo:country="GB"/>
    </style:style>
    <style:style style:name="T51" style:parent-style-name="Absatz-Standardschriftart" style:family="text">
      <style:text-properties fo:font-size="10pt" style:font-size-asian="10pt" style:font-size-complex="10pt" fo:language="en" fo:country="GB"/>
    </style:style>
    <number:date-style style:name="N52" number:language="en" number:country="GB">
      <number:hours number:style="long"/>
      <number:text>:</number:text>
      <number:minutes number:style="long"/>
    </number:date-style>
    <style:style style:name="T53" style:parent-style-name="Absatz-Standardschriftart" style:family="text">
      <style:text-properties fo:font-size="10pt" style:font-size-asian="10pt" style:font-size-complex="10pt" fo:language="en" fo:country="GB"/>
    </style:style>
    <style:style style:name="TableRow54" style:family="table-row">
      <style:table-row-properties style:use-optimal-row-height="false" fo:keep-together="always"/>
    </style:style>
    <style:style style:name="TableCell5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6" style:parent-style-name="TableContents" style:family="paragraph">
      <style:text-properties fo:font-weight="bold" style:font-weight-asian="bold" style:font-weight-complex="bold" fo:font-size="10pt" style:font-size-asian="10pt" style:font-size-complex="10pt" fo:language="en" fo:country="GB"/>
    </style:style>
    <style:style style:name="TableCell57" style:family="table-cell">
      <style:table-cell-properties fo:border="none" style:writing-mode="lr-tb" fo:padding-top="0in" fo:padding-left="0.0069in" fo:padding-bottom="0in" fo:padding-right="0.0069in"/>
    </style:style>
    <style:style style:name="TableColumn59" style:family="table-column">
      <style:table-column-properties style:column-width="0.2708in" style:use-optimal-column-width="false"/>
    </style:style>
    <style:style style:name="TableColumn60" style:family="table-column">
      <style:table-column-properties style:column-width="3.25in" style:use-optimal-column-width="false"/>
    </style:style>
    <style:style style:name="Table58" style:family="table">
      <style:table-properties style:width="3.5208in" fo:margin-left="0in" table:align="lef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text-properties fo:language="en" fo:country="GB"/>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5" style:parent-style-name="TableContents" style:family="paragraph">
      <style:text-properties fo:language="en" fo:country="GB"/>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text-properties fo:language="en" fo:country="GB"/>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TableContents" style:family="paragraph">
      <style:text-properties fo:language="en" fo:country="GB"/>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3" style:parent-style-name="TableContents" style:family="paragraph">
      <style:paragraph-properties fo:text-align="center"/>
      <style:text-properties fo:language="en" fo:country="GB"/>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TableContents" style:family="paragraph">
      <style:text-properties fo:language="en" fo:country="GB"/>
    </style:style>
    <style:style style:name="P76" style:parent-style-name="Standard" style:family="paragraph">
      <style:text-properties style:font-name="Times New Roman" fo:font-size="12pt" style:font-size-asian="12pt" fo:language="en" fo:country="GB"/>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fo:language="en" fo:country="GB"/>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language="en" fo:country="GB"/>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fo:language="en" fo:country="GB"/>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fo:language="en" fo:country="GB"/>
    </style:style>
    <style:style style:name="P87" style:parent-style-name="Textbody" style:family="paragraph">
      <style:text-properties fo:language="en" fo:country="GB"/>
    </style:style>
    <style:style style:name="P88" style:parent-style-name="V-Modell-XT.Produktbeispiele.Überschrift" style:family="paragraph">
      <style:paragraph-properties fo:break-before="page"/>
      <style:text-properties fo:language="en" fo:country="GB"/>
    </style:style>
    <style:style style:name="TableColumn90" style:family="table-column">
      <style:table-column-properties style:column-width="1.3666in" style:use-optimal-column-width="false"/>
    </style:style>
    <style:style style:name="TableColumn91" style:family="table-column">
      <style:table-column-properties style:column-width="4.9333in" style:use-optimal-column-width="false"/>
    </style:style>
    <style:style style:name="Table89" style:family="table">
      <style:table-properties style:width="6.3in" fo:margin-left="0in" table:align="left"/>
    </style:style>
    <style:style style:name="TableRow92" style:family="table-row">
      <style:table-row-properties style:use-optimal-row-height="false" fo:keep-together="always"/>
    </style:style>
    <style:style style:name="TableCell9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fo:language="en" fo:country="GB"/>
    </style:style>
    <style:style style:name="TableCell95" style:family="table-cell">
      <style:table-cell-properties fo:border="0.0034in solid #000000" style:writing-mode="lr-tb" fo:padding-top="0.0395in" fo:padding-left="0.0395in" fo:padding-bottom="0.0194in" fo:padding-right="0.0395in"/>
    </style:style>
    <style:style style:name="P96" style:parent-style-name="TableContents" style:family="paragraph">
      <style:text-properties fo:language="de" fo:country="A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9" style:parent-style-name="TableContents" style:family="paragraph">
      <style:text-properties fo:font-weight="bold" style:font-weight-asian="bold" style:font-weight-complex="bold" fo:font-size="10pt" style:font-size-asian="10pt" style:font-size-complex="10pt" fo:language="en" fo:country="GB"/>
    </style:style>
    <style:style style:name="TableCell10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101" style:parent-style-name="TableContents" style:family="paragraph">
      <style:text-properties fo:language="en" fo:country="GB"/>
    </style:style>
    <style:style style:name="P102" style:parent-style-name="V-Modell-XT.Produktbeispiele.Überschrift" style:family="paragraph">
      <style:text-properties fo:language="en" fo:country="GB"/>
    </style:style>
    <style:style style:name="TableColumn104" style:family="table-column">
      <style:table-column-properties style:column-width="0.334in" style:use-optimal-column-width="false"/>
    </style:style>
    <style:style style:name="TableColumn105" style:family="table-column">
      <style:table-column-properties style:column-width="0.8472in" style:use-optimal-column-width="false"/>
    </style:style>
    <style:style style:name="TableColumn106" style:family="table-column">
      <style:table-column-properties style:column-width="0.6215in" style:use-optimal-column-width="false"/>
    </style:style>
    <style:style style:name="TableColumn107" style:family="table-column">
      <style:table-column-properties style:column-width="0.9083in" style:use-optimal-column-width="false"/>
    </style:style>
    <style:style style:name="TableColumn108" style:family="table-column">
      <style:table-column-properties style:column-width="1.8854in" style:use-optimal-column-width="false"/>
    </style:style>
    <style:style style:name="TableColumn109" style:family="table-column">
      <style:table-column-properties style:column-width="0.5527in" style:use-optimal-column-width="false"/>
    </style:style>
    <style:style style:name="TableColumn110" style:family="table-column">
      <style:table-column-properties style:column-width="1.1506in" style:use-optimal-column-width="false"/>
    </style:style>
    <style:style style:name="Table103" style:family="table">
      <style:table-properties style:width="6.3in" fo:margin-left="0in" table:align="left"/>
    </style:style>
    <style:style style:name="TableRow111" style:family="table-row">
      <style:table-row-properties style:use-optimal-row-height="false" fo:keep-together="always"/>
    </style:style>
    <style:style style:name="TableCell112" style:family="table-cell">
      <style:table-cell-properties fo:border="none" style:writing-mode="lr-tb" fo:padding-top="0in" fo:padding-left="0.0069in" fo:padding-bottom="0in" fo:padding-right="0.0069in"/>
    </style:style>
    <style:style style:name="TableColumn114" style:family="table-column">
      <style:table-column-properties style:column-width="0.334in" style:use-optimal-column-width="false"/>
    </style:style>
    <style:style style:name="TableColumn115" style:family="table-column">
      <style:table-column-properties style:column-width="0.834in" style:use-optimal-column-width="false"/>
    </style:style>
    <style:style style:name="TableColumn116" style:family="table-column">
      <style:table-column-properties style:column-width="0.6347in" style:use-optimal-column-width="false"/>
    </style:style>
    <style:style style:name="Table113" style:family="table">
      <style:table-properties style:width="1.8027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P127" style:parent-style-name="Standard" style:family="paragraph">
      <style:text-properties style:font-name="Times New Roman" fo:font-size="12pt" style:font-size-asian="12pt" fo:language="en" fo:country="GB"/>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4" style:family="table-cell">
      <style:table-cell-properties fo:border="0.0034in solid #000000" fo:background-color="#CCCCCC"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text-properties fo:font-size="10pt" style:font-size-asian="10pt" style:font-size-complex="10pt" fo:language="en" fo:country="GB"/>
    </style:style>
    <style:style style:name="TableCell139"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text-properties fo:language="en" fo:country="GB"/>
    </style:style>
    <style:style style:name="TableCell141"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language="en" fo:country="GB"/>
    </style:style>
    <style:style style:name="TableCell143"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text-properties fo:language="en" fo:country="GB"/>
    </style:style>
    <style:style style:name="TableCell145"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language="en" fo:country="GB"/>
    </style:style>
    <style:style style:name="TableCell147"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language="en" fo:country="GB"/>
    </style:style>
    <style:style style:name="TableCell149" style:family="table-cell">
      <style:table-cell-properties fo:border-top="none" fo:border-left="0.0034in solid #000000" fo:border-bottom="none" fo:border-right="0.0034in solid #000000"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language="en" fo:country="GB"/>
    </style:style>
    <style:style style:name="TableRow151" style:family="table-row">
      <style:table-row-properties style:use-optimal-row-height="false" fo:keep-together="always"/>
    </style:style>
    <style:style style:name="TableCell15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size="10pt" style:font-size-asian="10pt" style:font-size-complex="10pt" fo:language="en" fo:country="GB"/>
    </style:style>
    <style:style style:name="TableCell15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language="en" fo:country="GB"/>
    </style:style>
    <style:style style:name="TableCell1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language="en" fo:country="GB"/>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9" style:parent-style-name="TableContents" style:family="paragraph">
      <style:paragraph-properties fo:text-align="center"/>
      <style:text-properties fo:language="en" fo:country="GB"/>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1" style:parent-style-name="TableContents" style:family="paragraph">
      <style:paragraph-properties fo:text-align="center"/>
      <style:text-properties fo:language="en" fo:country="GB"/>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3" style:parent-style-name="TableContents" style:family="paragraph">
      <style:paragraph-properties fo:text-align="center"/>
      <style:text-properties fo:language="en" fo:country="GB"/>
    </style:style>
    <style:style style:name="TableCell164"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5" style:parent-style-name="TableContents" style:family="paragraph">
      <style:paragraph-properties fo:text-align="center"/>
      <style:text-properties fo:language="en" fo:country="GB"/>
    </style:style>
    <style:style style:name="P166" style:parent-style-name="V-Modell-XT.Produktbeispiele.Überschrift" style:family="paragraph">
      <style:text-properties fo:language="en" fo:country="GB"/>
    </style:style>
    <style:style style:name="T167" style:parent-style-name="DefaultParagraphFont" style:family="text">
      <style:text-properties fo:language="en" fo:country="GB"/>
    </style:style>
    <style:style style:name="P168" style:parent-style-name="Standard" style:family="paragraph">
      <style:text-properties fo:language="en" fo:country="GB"/>
    </style:style>
    <style:style style:name="TableColumn170" style:family="table-column">
      <style:table-column-properties style:column-width="0.7923in" style:use-optimal-column-width="false"/>
    </style:style>
    <style:style style:name="TableColumn171" style:family="table-column">
      <style:table-column-properties style:column-width="0.9173in" style:use-optimal-column-width="false"/>
    </style:style>
    <style:style style:name="TableColumn172" style:family="table-column">
      <style:table-column-properties style:column-width="2.709in" style:use-optimal-column-width="false"/>
    </style:style>
    <style:style style:name="TableColumn173" style:family="table-column">
      <style:table-column-properties style:column-width="0.752in" style:use-optimal-column-width="false"/>
    </style:style>
    <style:style style:name="TableColumn174" style:family="table-column">
      <style:table-column-properties style:column-width="1.1291in" style:use-optimal-column-width="false"/>
    </style:style>
    <style:style style:name="Table169" style:family="table">
      <style:table-properties style:width="6.3in" fo:margin-left="0in" table:align="left"/>
    </style:style>
    <style:style style:name="TableRow175" style:family="table-row">
      <style:table-row-properties style:use-optimal-row-height="false" fo:keep-together="always"/>
    </style:style>
    <style:style style:name="TableCell17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7"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7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9" style:parent-style-name="TableContents" style:family="paragraph">
      <style:paragraph-properties fo:text-align="center"/>
    </style:style>
    <style:style style:name="T180" style:parent-style-name="V-Modell-XT.Instruction" style:family="text">
      <style:text-properties fo:font-weight="bold" style:font-weight-asian="bold" style:font-weight-complex="bold" style:use-window-font-color="true" fo:font-size="10pt" style:font-size-asian="10pt" style:font-size-complex="10pt" fo:language="en" fo:country="GB"/>
    </style:style>
    <style:style style:name="TableCell18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8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85" style:family="table-cell">
      <style:table-cell-properties fo:border="0.0034in solid #000000" fo:background-color="#CCCCCC" style:writing-mode="lr-tb" style:vertical-align="middle" fo:padding-top="0.0395in" fo:padding-left="0.0395in" fo:padding-bottom="0.0194in" fo:padding-right="0.0395in"/>
    </style:style>
    <style:style style:name="P18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87" style:family="table-row">
      <style:table-row-properties style:use-optimal-row-height="false" fo:keep-together="always"/>
    </style:style>
    <style:style style:name="TableCell18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9" style:parent-style-name="TableContents" style:family="paragraph">
      <style:text-properties fo:font-weight="bold" style:font-weight-asian="bold" style:font-weight-complex="bold" fo:font-size="10pt" style:font-size-asian="10pt" style:font-size-complex="10pt" fo:language="en" fo:country="GB"/>
    </style:style>
    <style:style style:name="TableCell19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1" style:parent-style-name="TableContents" style:family="paragraph">
      <style:text-properties fo:language="en" fo:country="GB"/>
    </style:style>
    <style:style style:name="TableCell19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3" style:parent-style-name="TableContents" style:family="paragraph">
      <style:text-properties fo:language="en" fo:country="GB"/>
    </style:style>
    <style:style style:name="TableCell19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5" style:parent-style-name="TableContents" style:family="paragraph">
      <style:text-properties fo:language="en" fo:country="GB"/>
    </style:style>
    <style:style style:name="TableCell19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97" style:parent-style-name="TableContents" style:family="paragraph">
      <style:text-properties fo:language="en" fo:country="GB"/>
    </style:style>
    <style:style style:name="P198" style:parent-style-name="Standard" style:family="paragraph">
      <style:text-properties fo:language="en" fo:country="GB"/>
    </style:style>
    <style:style style:name="P199" style:parent-style-name="ContentsHeading" style:family="paragraph">
      <style:paragraph-properties fo:break-before="page">
        <style:tab-stops>
          <style:tab-stop style:type="right" style:leader-style="dotted" style:leader-text="." style:position="6.5319in"/>
        </style:tab-stops>
      </style:paragraph-properties>
    </style:style>
    <style:style style:name="T200" style:parent-style-name="Absatz-Standardschriftart" style:family="text">
      <style:text-properties fo:language="en" fo:country="GB"/>
    </style:style>
    <style:style style:name="P201" style:parent-style-name="Contents1" style:family="paragraph">
      <style:text-properties fo:language="en" fo:country="GB"/>
    </style:style>
    <style:style style:name="P202" style:parent-style-name="Contents1" style:family="paragraph">
      <style:text-properties fo:language="en" fo:country="GB"/>
    </style:style>
    <style:style style:name="P203" style:parent-style-name="Contents1" style:family="paragraph">
      <style:text-properties fo:language="en" fo:country="GB"/>
    </style:style>
    <style:style style:name="P204" style:parent-style-name="Contents1" style:family="paragraph">
      <style:text-properties fo:language="en" fo:country="GB"/>
    </style:style>
    <style:style style:name="P205" style:parent-style-name="Contents1" style:family="paragraph">
      <style:text-properties fo:language="en" fo:country="GB"/>
    </style:style>
    <style:style style:name="P206" style:parent-style-name="Contents1" style:family="paragraph">
      <style:text-properties fo:language="en" fo:country="GB"/>
    </style:style>
    <style:style style:name="P207" style:parent-style-name="Contents1" style:family="paragraph">
      <style:text-properties fo:language="en" fo:country="GB"/>
    </style:style>
    <style:style style:name="P208" style:parent-style-name="Contents1" style:family="paragraph">
      <style:text-properties fo:language="en" fo:country="GB"/>
    </style:style>
    <style:style style:name="P209" style:parent-style-name="Contents1" style:family="paragraph">
      <style:text-properties fo:language="en" fo:country="GB"/>
    </style:style>
    <style:style style:name="P210" style:parent-style-name="Contents1" style:family="paragraph">
      <style:text-properties fo:language="en" fo:country="GB"/>
    </style:style>
    <style:style style:name="P211" style:parent-style-name="Standard" style:family="paragraph">
      <style:text-properties fo:language="en" fo:country="GB"/>
    </style:style>
    <style:style style:name="P212" style:parent-style-name="Überschrift1" style:family="paragraph">
      <style:text-properties fo:language="en" fo:country="GB"/>
    </style:style>
    <style:style style:name="P213" style:parent-style-name="Textbody" style:family="paragraph">
      <style:text-properties fo:language="en" fo:country="GB"/>
    </style:style>
    <style:style style:name="P214"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5"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6"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7"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8"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9"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0"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1"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2"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23" style:parent-style-name="Standard" style:family="paragraph">
      <style:paragraph-properties style:text-autospace="none"/>
      <style:text-properties fo:language="en" fo:country="GB"/>
    </style:style>
    <style:style style:name="P224" style:parent-style-name="Standard" style:family="paragraph">
      <style:paragraph-properties style:text-autospace="none"/>
      <style:text-properties fo:language="en" fo:country="GB"/>
    </style:style>
    <style:style style:name="P225" style:parent-style-name="Überschrift1" style:family="paragraph">
      <style:text-properties fo:language="en" fo:country="GB"/>
    </style:style>
    <style:style style:name="P226" style:parent-style-name="VersteckterText" style:family="paragraph">
      <style:text-properties text:display="true" style:use-window-font-color="true" fo:font-size="12pt" style:font-size-asian="12pt" fo:language="en" fo:country="GB"/>
    </style:style>
    <style:style style:name="T227" style:parent-style-name="Absatz-Standardschriftart" style:family="text">
      <style:text-properties fo:language="en" fo:country="GB"/>
    </style:style>
    <style:style style:name="T228" style:parent-style-name="Absatz-Standardschriftart" style:family="text">
      <style:text-properties fo:font-weight="bold" style:font-weight-asian="bold" style:font-weight-complex="bold" fo:language="en" fo:country="GB"/>
    </style:style>
    <style:style style:name="T229" style:parent-style-name="Absatz-Standardschriftart" style:family="text">
      <style:text-properties fo:language="en" fo:country="GB"/>
    </style:style>
    <style:style style:name="T230" style:parent-style-name="Absatz-Standardschriftart" style:family="text">
      <style:text-properties fo:language="en" fo:country="GB"/>
    </style:style>
    <style:style style:name="P231" style:parent-style-name="VersteckterText" style:family="paragraph">
      <style:text-properties fo:language="en" fo:country="GB"/>
    </style:style>
    <style:style style:name="P232" style:parent-style-name="VersteckterText" style:family="paragraph">
      <style:text-properties fo:language="en" fo:country="GB"/>
    </style:style>
    <style:style style:name="P233" style:parent-style-name="VersteckterText" style:family="paragraph">
      <style:text-properties fo:language="en" fo:country="GB"/>
    </style:style>
    <style:style style:name="T234" style:parent-style-name="Absatz-Standardschriftart" style:family="text">
      <style:text-properties fo:language="en" fo:country="GB"/>
    </style:style>
    <style:style style:name="P235" style:parent-style-name="Standard" style:family="paragraph">
      <style:paragraph-properties fo:text-align="center"/>
    </style:style>
    <style:style style:name="T236" style:parent-style-name="Absatz-Standardschriftart" style:family="text">
      <style:text-properties fo:color="#FF0000"/>
    </style:style>
    <style:style style:name="P237" style:parent-style-name="Standard" style:family="paragraph">
      <style:paragraph-properties fo:text-align="center"/>
    </style:style>
    <style:style style:name="T238" style:parent-style-name="Absatz-Standardschriftart" style:family="text">
      <style:text-properties fo:color="#FF0000"/>
    </style:style>
    <style:style style:name="T239" style:parent-style-name="Absatz-Standardschriftart" style:family="text">
      <style:text-properties fo:language="en" fo:country="GB"/>
    </style:style>
    <style:style style:name="T240" style:parent-style-name="Absatz-Standardschriftart" style:family="text">
      <style:text-properties fo:language="en" fo:country="GB"/>
    </style:style>
    <style:style style:name="P241" style:parent-style-name="VersteckterText" style:family="paragraph">
      <style:text-properties fo:language="en" fo:country="GB"/>
    </style:style>
    <style:style style:name="P242" style:parent-style-name="VersteckterText" style:family="paragraph">
      <style:text-properties fo:language="en" fo:country="GB"/>
    </style:style>
    <style:style style:name="P243" style:parent-style-name="VersteckterText" style:family="paragraph">
      <style:text-properties fo:language="en" fo:country="GB"/>
    </style:style>
    <style:style style:name="P244" style:parent-style-name="VersteckterText" style:family="paragraph">
      <style:text-properties fo:language="en" fo:country="GB"/>
    </style:style>
    <style:style style:name="P245" style:parent-style-name="VersteckterText" style:family="paragraph">
      <style:text-properties fo:language="en" fo:country="GB"/>
    </style:style>
    <style:style style:name="P246" style:parent-style-name="Standard" style:family="paragraph">
      <style:paragraph-properties>
        <style:tab-stops>
          <style:tab-stop style:type="left" style:position="2.5833in"/>
        </style:tab-stops>
      </style:paragraph-properties>
    </style:style>
    <style:style style:name="T247" style:parent-style-name="Absatz-Standardschriftart" style:family="text">
      <style:text-properties fo:color="#000000" fo:font-size="12pt" style:font-size-asian="12pt" fo:language="en" fo:country="GB"/>
    </style:style>
    <style:style style:name="T248" style:parent-style-name="Absatz-Standardschriftart" style:family="text">
      <style:text-properties fo:color="#000000" fo:font-size="12pt" style:font-size-asian="12pt" fo:language="en" fo:country="GB"/>
    </style:style>
    <style:style style:name="T249" style:parent-style-name="Hyperlink" style:family="text">
      <style:text-properties fo:font-size="12pt" style:font-size-asian="12pt" fo:language="en" fo:country="GB"/>
    </style:style>
    <style:style style:name="T250" style:parent-style-name="Hyperlink" style:family="text">
      <style:text-properties fo:font-size="12pt" style:font-size-asian="12pt" fo:language="en" fo:country="GB"/>
    </style:style>
    <style:style style:name="T251" style:parent-style-name="Hyperlink" style:family="text">
      <style:text-properties fo:font-size="12pt" style:font-size-asian="12pt" fo:language="en" fo:country="GB"/>
    </style:style>
    <style:style style:name="T252" style:parent-style-name="Absatz-Standardschriftart" style:family="text">
      <style:text-properties fo:color="#000000" fo:font-size="12pt" style:font-size-asian="12pt" fo:language="en" fo:country="GB"/>
    </style:style>
    <style:style style:name="T253" style:parent-style-name="Hyperlink" style:family="text">
      <style:text-properties fo:font-size="12pt" style:font-size-asian="12pt" fo:language="en" fo:country="GB"/>
    </style:style>
    <style:style style:name="T254" style:parent-style-name="Absatz-Standardschriftart" style:family="text">
      <style:text-properties fo:color="#000000" fo:font-size="12pt" style:font-size-asian="12pt" fo:language="en" fo:country="GB"/>
    </style:style>
    <style:style style:name="T255" style:parent-style-name="Hyperlink" style:family="text">
      <style:text-properties fo:font-size="12pt" style:font-size-asian="12pt" fo:language="en" fo:country="GB"/>
    </style:style>
    <style:style style:name="T256" style:parent-style-name="Absatz-Standardschriftart" style:family="text">
      <style:text-properties fo:color="#000000" fo:font-size="12pt" style:font-size-asian="12pt" fo:language="en" fo:country="GB"/>
    </style:style>
    <style:style style:name="T257" style:parent-style-name="Hyperlink" style:family="text">
      <style:text-properties fo:font-size="12pt" style:font-size-asian="12pt" fo:language="en" fo:country="GB"/>
    </style:style>
    <style:style style:name="T258" style:parent-style-name="Absatz-Standardschriftart" style:family="text">
      <style:text-properties fo:color="#000000" fo:font-size="12pt" style:font-size-asian="12pt" fo:language="en" fo:country="GB"/>
    </style:style>
    <style:style style:name="P259"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60"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61" style:parent-style-name="Standard" style:family="paragraph">
      <style:paragraph-properties>
        <style:tab-stops>
          <style:tab-stop style:type="left" style:position="2.5833in"/>
        </style:tab-stops>
      </style:paragraph-properties>
    </style:style>
    <style:style style:name="T262" style:parent-style-name="Absatz-Standardschriftart" style:family="text">
      <style:text-properties fo:color="#000000" fo:font-size="12pt" style:font-size-asian="12pt" fo:language="en" fo:country="GB"/>
    </style:style>
    <style:style style:name="T263" style:parent-style-name="Hyperlink" style:family="text">
      <style:text-properties fo:font-size="12pt" style:font-size-asian="12pt" fo:language="en" fo:country="GB"/>
    </style:style>
    <style:style style:name="T264" style:parent-style-name="Hyperlink" style:family="text">
      <style:text-properties fo:font-size="12pt" style:font-size-asian="12pt" fo:language="en" fo:country="GB"/>
    </style:style>
    <style:style style:name="T265" style:parent-style-name="Hyperlink" style:family="text">
      <style:text-properties fo:font-size="12pt" style:font-size-asian="12pt" fo:language="en" fo:country="GB"/>
    </style:style>
    <style:style style:name="T266" style:parent-style-name="Absatz-Standardschriftart" style:family="text">
      <style:text-properties fo:color="#000000" fo:font-size="12pt" style:font-size-asian="12pt" fo:language="en" fo:country="GB"/>
    </style:style>
    <style:style style:name="T267" style:parent-style-name="DefaultParagraphFont" style:family="text">
      <style:text-properties fo:font-size="12pt" style:font-size-asian="12pt"/>
    </style:style>
    <style:style style:name="T268" style:parent-style-name="DefaultParagraphFont" style:family="text">
      <style:text-properties fo:color="#000000" fo:font-size="12pt" style:font-size-asian="12pt" fo:language="en" fo:country="GB"/>
    </style:style>
    <style:style style:name="T269" style:parent-style-name="DefaultParagraphFont" style:family="text">
      <style:text-properties fo:color="#000000" fo:font-size="12pt" style:font-size-asian="12pt" fo:language="en" fo:country="GB"/>
    </style:style>
    <style:style style:name="T270" style:parent-style-name="DefaultParagraphFont" style:family="text">
      <style:text-properties fo:font-size="12pt" style:font-size-asian="12pt"/>
    </style:style>
    <style:style style:name="T271" style:parent-style-name="DefaultParagraphFont" style:family="text">
      <style:text-properties fo:color="#000000" fo:font-size="12pt" style:font-size-asian="12pt"/>
    </style:style>
    <style:style style:name="T272" style:parent-style-name="DefaultParagraphFont" style:family="text">
      <style:text-properties fo:font-size="12pt" style:font-size-asian="12pt"/>
    </style:style>
    <style:style style:name="T273" style:parent-style-name="DefaultParagraphFont" style:family="text">
      <style:text-properties fo:font-size="12pt" style:font-size-asian="12pt"/>
    </style:style>
    <style:style style:name="P274" style:parent-style-name="Standard" style:family="paragraph">
      <style:paragraph-properties>
        <style:tab-stops>
          <style:tab-stop style:type="left" style:position="2.5833in"/>
        </style:tab-stops>
      </style:paragraph-properties>
      <style:text-properties fo:font-size="12pt" style:font-size-asian="12pt"/>
    </style:style>
    <style:style style:name="P275" style:parent-style-name="Standard" style:family="paragraph">
      <style:paragraph-properties>
        <style:tab-stops>
          <style:tab-stop style:type="left" style:position="2.5833in"/>
        </style:tab-stops>
      </style:paragraph-properties>
      <style:text-properties fo:font-size="12pt" style:font-size-asian="12pt"/>
    </style:style>
    <style:style style:name="P276" style:parent-style-name="Standard" style:family="paragraph">
      <style:paragraph-properties>
        <style:tab-stops>
          <style:tab-stop style:type="left" style:position="2.5833in"/>
        </style:tab-stops>
      </style:paragraph-properties>
      <style:text-properties fo:font-size="12pt" style:font-size-asian="12pt"/>
    </style:style>
    <style:style style:name="P277"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7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79"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80" style:parent-style-name="Standard" style:family="paragraph">
      <style:paragraph-properties>
        <style:tab-stops>
          <style:tab-stop style:type="left" style:position="2.5833in"/>
        </style:tab-stops>
      </style:paragraph-properties>
    </style:style>
    <style:style style:name="T281" style:parent-style-name="Absatz-Standardschriftart" style:family="text">
      <style:text-properties fo:font-style="italic" style:font-style-asian="italic" style:font-style-complex="italic" fo:color="#000000" fo:font-size="12pt" style:font-size-asian="12pt" fo:language="en" fo:country="GB"/>
    </style:style>
    <style:style style:name="T282" style:parent-style-name="Hyperlink" style:family="text">
      <style:text-properties fo:font-size="12pt" style:font-size-asian="12pt" fo:language="en" fo:country="GB"/>
    </style:style>
    <style:style style:name="P283"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8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85" style:parent-style-name="Überschrift1" style:family="paragraph">
      <style:text-properties fo:language="en" fo:country="GB"/>
    </style:style>
    <style:style style:name="P286" style:parent-style-name="Textbody" style:family="paragraph">
      <style:text-properties fo:language="en" fo:country="GB"/>
    </style:style>
    <style:style style:name="P287" style:parent-style-name="Textbody" style:family="paragraph">
      <style:text-properties fo:font-size="12pt" style:font-size-asian="12pt" fo:language="en" fo:country="GB"/>
    </style:style>
    <style:style style:name="P288" style:parent-style-name="Textbody" style:family="paragraph">
      <style:text-properties fo:font-size="12pt" style:font-size-asian="12pt" fo:language="en" fo:country="GB"/>
    </style:style>
    <style:style style:name="P289" style:parent-style-name="Textbody" style:family="paragraph">
      <style:text-properties fo:font-size="12pt" style:font-size-asian="12pt" fo:language="en" fo:country="GB"/>
    </style:style>
    <style:style style:name="P290" style:parent-style-name="Textbody" style:family="paragraph">
      <style:text-properties fo:font-size="12pt" style:font-size-asian="12pt" fo:language="en" fo:country="GB"/>
    </style:style>
    <style:style style:name="P291" style:parent-style-name="Textbody" style:family="paragraph">
      <style:text-properties fo:font-size="12pt" style:font-size-asian="12pt" fo:language="en" fo:country="GB"/>
    </style:style>
    <style:style style:name="P292" style:parent-style-name="Textbody" style:family="paragraph">
      <style:text-properties fo:font-size="12pt" style:font-size-asian="12pt" fo:language="en" fo:country="GB"/>
    </style:style>
    <style:style style:name="P293" style:parent-style-name="Textbody" style:family="paragraph">
      <style:text-properties fo:font-size="12pt" style:font-size-asian="12pt" fo:language="en" fo:country="GB"/>
    </style:style>
    <style:style style:name="P294" style:parent-style-name="Textbody" style:family="paragraph">
      <style:text-properties fo:font-size="12pt" style:font-size-asian="12pt" fo:language="en" fo:country="GB"/>
    </style:style>
    <style:style style:name="P295" style:parent-style-name="Textbody" style:family="paragraph">
      <style:text-properties fo:font-size="12pt" style:font-size-asian="12pt" fo:language="en" fo:country="GB"/>
    </style:style>
    <style:style style:name="P296" style:parent-style-name="Textbody" style:family="paragraph">
      <style:text-properties fo:font-size="12pt" style:font-size-asian="12pt" fo:language="en" fo:country="GB"/>
    </style:style>
    <style:style style:name="P297" style:parent-style-name="Textbody" style:family="paragraph">
      <style:text-properties fo:font-size="12pt" style:font-size-asian="12pt" fo:language="en" fo:country="GB"/>
    </style:style>
    <style:style style:name="P298" style:parent-style-name="Textbody" style:family="paragraph">
      <style:text-properties fo:font-size="12pt" style:font-size-asian="12pt" fo:language="en" fo:country="GB"/>
    </style:style>
    <style:style style:name="P299" style:parent-style-name="Überschrift1" style:family="paragraph">
      <style:text-properties fo:language="en" fo:country="GB"/>
    </style:style>
    <style:style style:name="P300" style:parent-style-name="Textbody" style:family="paragraph">
      <style:text-properties fo:font-size="12pt" style:font-size-asian="12pt" fo:language="en" fo:country="GB"/>
    </style:style>
    <style:style style:name="P301" style:parent-style-name="Textbody" style:family="paragraph">
      <style:text-properties fo:font-size="12pt" style:font-size-asian="12pt" fo:language="en" fo:country="GB"/>
    </style:style>
    <style:style style:name="P302" style:parent-style-name="Textbody" style:family="paragraph">
      <style:text-properties fo:font-size="12pt" style:font-size-asian="12pt" fo:language="en" fo:country="GB"/>
    </style:style>
    <style:style style:name="P303" style:parent-style-name="Textbody" style:family="paragraph">
      <style:text-properties fo:font-size="12pt" style:font-size-asian="12pt" fo:language="en" fo:country="GB"/>
    </style:style>
    <style:style style:name="P304" style:parent-style-name="VersteckterText" style:family="paragraph">
      <style:text-properties fo:language="en" fo:country="GB"/>
    </style:style>
    <style:style style:name="P305" style:parent-style-name="VersteckterText" style:family="paragraph">
      <style:text-properties fo:language="en" fo:country="GB"/>
    </style:style>
    <style:style style:name="P306" style:parent-style-name="Überschrift1" style:family="paragraph">
      <style:text-properties fo:language="en" fo:country="GB"/>
    </style:style>
    <style:style style:name="P307" style:parent-style-name="Textbody" style:family="paragraph">
      <style:text-properties fo:language="en" fo:country="GB"/>
    </style:style>
    <style:style style:name="P308" style:parent-style-name="Textbody" style:family="paragraph">
      <style:text-properties fo:font-size="12pt" style:font-size-asian="12pt" fo:language="en" fo:country="GB"/>
    </style:style>
    <style:style style:name="T309" style:parent-style-name="DefaultParagraphFont" style:family="text">
      <style:text-properties fo:font-size="12pt" style:font-size-asian="12pt" fo:language="en" fo:country="GB"/>
    </style:style>
    <style:style style:name="T310" style:parent-style-name="Hyperlink" style:family="text">
      <style:text-properties fo:font-size="12pt" style:font-size-asian="12pt" fo:language="en" fo:country="GB"/>
    </style:style>
    <style:style style:name="T311" style:parent-style-name="DefaultParagraphFont" style:family="text">
      <style:text-properties fo:font-size="12pt" style:font-size-asian="12pt" fo:language="en" fo:country="GB"/>
    </style:style>
    <style:style style:name="T312" style:parent-style-name="Hyperlink" style:family="text">
      <style:text-properties fo:font-size="12pt" style:font-size-asian="12pt" fo:language="en" fo:country="GB"/>
    </style:style>
    <style:style style:name="T313" style:parent-style-name="DefaultParagraphFont" style:family="text">
      <style:text-properties fo:font-size="12pt" style:font-size-asian="12pt" fo:language="en" fo:country="GB"/>
    </style:style>
    <style:style style:name="P314" style:parent-style-name="Textbody" style:family="paragraph">
      <style:text-properties fo:font-size="12pt" style:font-size-asian="12pt" fo:language="en" fo:country="GB"/>
    </style:style>
    <style:style style:name="P315" style:parent-style-name="Textbody" style:family="paragraph">
      <style:text-properties fo:font-size="12pt" style:font-size-asian="12pt" fo:language="en" fo:country="GB"/>
    </style:style>
    <style:style style:name="P316" style:parent-style-name="Textbody" style:family="paragraph">
      <style:text-properties fo:font-size="12pt" style:font-size-asian="12pt" fo:language="en" fo:country="GB"/>
    </style:style>
    <style:style style:name="P317" style:parent-style-name="Textbody" style:family="paragraph">
      <style:text-properties fo:font-size="12pt" style:font-size-asian="12pt" fo:language="en" fo:country="GB"/>
    </style:style>
    <style:style style:name="P318" style:parent-style-name="Textbody" style:family="paragraph">
      <style:text-properties fo:font-size="12pt" style:font-size-asian="12pt" fo:language="en" fo:country="GB"/>
    </style:style>
    <style:style style:name="P319" style:parent-style-name="VersteckterText" style:family="paragraph">
      <style:text-properties fo:language="en" fo:country="GB"/>
    </style:style>
    <style:style style:name="P320" style:parent-style-name="Überschrift1" style:family="paragraph">
      <style:text-properties fo:language="en" fo:country="GB"/>
    </style:style>
    <style:style style:name="P321" style:parent-style-name="VersteckterText" style:family="paragraph">
      <style:text-properties fo:language="en" fo:country="GB"/>
    </style:style>
    <style:style style:name="P322" style:parent-style-name="VersteckterText" style:family="paragraph">
      <style:text-properties fo:language="en" fo:country="GB"/>
    </style:style>
    <style:style style:name="P323" style:parent-style-name="Standard" style:family="paragraph">
      <style:paragraph-properties style:text-autospace="none"/>
      <style:text-properties fo:language="en" fo:country="GB"/>
    </style:style>
    <style:style style:name="P324" style:parent-style-name="Standard" style:family="paragraph">
      <style:paragraph-properties style:text-autospace="none"/>
      <style:text-properties fo:language="en" fo:country="GB"/>
    </style:style>
    <style:style style:name="P325" style:parent-style-name="Standard" style:family="paragraph">
      <style:paragraph-properties style:text-autospace="none"/>
    </style:style>
    <style:style style:name="T326" style:parent-style-name="DefaultParagraphFont" style:family="text">
      <style:text-properties fo:language="en" fo:country="GB"/>
    </style:style>
    <style:style style:name="T327" style:parent-style-name="DefaultParagraphFont" style:family="text">
      <style:text-properties fo:language="en" fo:country="GB"/>
    </style:style>
    <style:style style:name="T328" style:parent-style-name="Hyperlink" style:family="text">
      <style:text-properties fo:language="en" fo:country="GB"/>
    </style:style>
    <style:style style:name="T329" style:parent-style-name="Hyperlink" style:family="text">
      <style:text-properties fo:language="en" fo:country="GB"/>
    </style:style>
    <style:style style:name="T330" style:parent-style-name="DefaultParagraphFont" style:family="text">
      <style:text-properties fo:language="en" fo:country="GB"/>
    </style:style>
    <style:style style:name="T331" style:parent-style-name="Hyperlink" style:family="text">
      <style:text-properties fo:language="en" fo:country="GB"/>
    </style:style>
    <style:style style:name="T332" style:parent-style-name="DefaultParagraphFont" style:family="text">
      <style:text-properties fo:language="en" fo:country="GB"/>
    </style:style>
    <style:style style:name="T333" style:parent-style-name="DefaultParagraphFont" style:family="text">
      <style:text-properties fo:language="en" fo:country="GB"/>
    </style:style>
    <style:style style:name="T334" style:parent-style-name="Hyperlink" style:family="text">
      <style:text-properties fo:language="en" fo:country="GB"/>
    </style:style>
    <style:style style:name="T335" style:parent-style-name="DefaultParagraphFont" style:family="text">
      <style:text-properties fo:language="en" fo:country="GB"/>
    </style:style>
    <style:style style:name="T336" style:parent-style-name="DefaultParagraphFont" style:family="text">
      <style:text-properties style:text-position="super 63.6%" fo:language="en" fo:country="GB"/>
    </style:style>
    <style:style style:name="T337" style:parent-style-name="DefaultParagraphFont" style:family="text">
      <style:text-properties fo:language="en" fo:country="GB"/>
    </style:style>
    <style:style style:name="T338" style:parent-style-name="DefaultParagraphFont" style:family="text">
      <style:text-properties fo:language="en" fo:country="GB"/>
    </style:style>
    <style:style style:name="P339" style:parent-style-name="Standard" style:family="paragraph">
      <style:paragraph-properties style:text-autospace="none"/>
    </style:style>
    <style:style style:name="P340" style:parent-style-name="Standard" style:family="paragraph">
      <style:paragraph-properties style:text-autospace="none"/>
    </style:style>
    <style:style style:name="P341" style:parent-style-name="Standard" style:family="paragraph">
      <style:paragraph-properties style:text-autospace="none"/>
      <style:text-properties fo:language="en" fo:country="GB"/>
    </style:style>
    <style:style style:name="TableColumn343" style:family="table-column">
      <style:table-column-properties style:column-width="3.8131in"/>
    </style:style>
    <style:style style:name="TableColumn344" style:family="table-column">
      <style:table-column-properties style:column-width="2.9111in"/>
    </style:style>
    <style:style style:name="Table342" style:family="table">
      <style:table-properties style:width="6.7243in" fo:margin-left="0in" table:align="left"/>
    </style:style>
    <style:style style:name="TableRow345" style:family="table-row">
      <style:table-row-properties style:min-row-height="0.2069in"/>
    </style:style>
    <style:style style:name="TableCell346"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P347"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Cell348"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P349"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Row350" style:family="table-row">
      <style:table-row-properties style:min-row-height="0.2069in"/>
    </style:style>
    <style:style style:name="TableCell351" style:family="table-cell">
      <style:table-cell-properties fo:border-top="none" fo:border-left="0.0138in solid #A5A5A5" fo:border-bottom="none" fo:border-right="none" style:writing-mode="lr-tb" fo:padding-top="0in" fo:padding-left="0.075in" fo:padding-bottom="0in" fo:padding-right="0.075in"/>
    </style:style>
    <style:style style:name="P35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53" style:family="table-cell">
      <style:table-cell-properties fo:border-top="none" fo:border-left="none" fo:border-bottom="none" fo:border-right="0.0138in solid #A5A5A5" style:writing-mode="lr-tb" fo:padding-top="0in" fo:padding-left="0.075in" fo:padding-bottom="0in" fo:padding-right="0.075in"/>
    </style:style>
    <style:style style:name="P35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55" style:family="table-row">
      <style:table-row-properties style:min-row-height="0.2069in"/>
    </style:style>
    <style:style style:name="TableCell356" style:family="table-cell">
      <style:table-cell-properties fo:border-top="none" fo:border-left="0.0138in solid #A5A5A5" fo:border-bottom="none" fo:border-right="none" style:writing-mode="lr-tb" fo:padding-top="0in" fo:padding-left="0.075in" fo:padding-bottom="0in" fo:padding-right="0.075in"/>
    </style:style>
    <style:style style:name="P35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58" style:family="table-cell">
      <style:table-cell-properties fo:border-top="none" fo:border-left="none" fo:border-bottom="none" fo:border-right="0.0138in solid #A5A5A5" style:writing-mode="lr-tb" fo:padding-top="0in" fo:padding-left="0.075in" fo:padding-bottom="0in" fo:padding-right="0.075in"/>
    </style:style>
    <style:style style:name="P35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60" style:family="table-row">
      <style:table-row-properties style:min-row-height="0.2069in"/>
    </style:style>
    <style:style style:name="TableCell361" style:family="table-cell">
      <style:table-cell-properties fo:border-top="none" fo:border-left="0.0138in solid #A5A5A5" fo:border-bottom="none" fo:border-right="none" style:writing-mode="lr-tb" fo:padding-top="0in" fo:padding-left="0.075in" fo:padding-bottom="0in" fo:padding-right="0.075in"/>
    </style:style>
    <style:style style:name="P36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63" style:family="table-cell">
      <style:table-cell-properties fo:border-top="none" fo:border-left="none" fo:border-bottom="none" fo:border-right="0.0138in solid #A5A5A5" style:writing-mode="lr-tb" fo:padding-top="0in" fo:padding-left="0.075in" fo:padding-bottom="0in" fo:padding-right="0.075in"/>
    </style:style>
    <style:style style:name="P36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65" style:family="table-row">
      <style:table-row-properties style:min-row-height="0.2069in"/>
    </style:style>
    <style:style style:name="TableCell366" style:family="table-cell">
      <style:table-cell-properties fo:border-top="none" fo:border-left="0.0138in solid #A5A5A5" fo:border-bottom="none" fo:border-right="none" style:writing-mode="lr-tb" fo:padding-top="0in" fo:padding-left="0.075in" fo:padding-bottom="0in" fo:padding-right="0.075in"/>
    </style:style>
    <style:style style:name="P36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68" style:family="table-cell">
      <style:table-cell-properties fo:border-top="none" fo:border-left="none" fo:border-bottom="none" fo:border-right="0.0138in solid #A5A5A5" style:writing-mode="lr-tb" fo:padding-top="0in" fo:padding-left="0.075in" fo:padding-bottom="0in" fo:padding-right="0.075in"/>
    </style:style>
    <style:style style:name="P36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70" style:family="table-row">
      <style:table-row-properties style:min-row-height="0.2069in"/>
    </style:style>
    <style:style style:name="TableCell371" style:family="table-cell">
      <style:table-cell-properties fo:border-top="none" fo:border-left="0.0138in solid #A5A5A5" fo:border-bottom="none" fo:border-right="none" style:writing-mode="lr-tb" fo:padding-top="0in" fo:padding-left="0.075in" fo:padding-bottom="0in" fo:padding-right="0.075in"/>
    </style:style>
    <style:style style:name="P37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73" style:family="table-cell">
      <style:table-cell-properties fo:border-top="none" fo:border-left="none" fo:border-bottom="none" fo:border-right="0.0138in solid #A5A5A5" style:writing-mode="lr-tb" fo:padding-top="0in" fo:padding-left="0.075in" fo:padding-bottom="0in" fo:padding-right="0.075in"/>
    </style:style>
    <style:style style:name="P37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75" style:family="table-row">
      <style:table-row-properties style:min-row-height="0.2069in"/>
    </style:style>
    <style:style style:name="TableCell376" style:family="table-cell">
      <style:table-cell-properties fo:border-top="none" fo:border-left="0.0138in solid #A5A5A5" fo:border-bottom="none" fo:border-right="none" style:writing-mode="lr-tb" fo:padding-top="0in" fo:padding-left="0.075in" fo:padding-bottom="0in" fo:padding-right="0.075in"/>
    </style:style>
    <style:style style:name="P37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78" style:family="table-cell">
      <style:table-cell-properties fo:border-top="none" fo:border-left="none" fo:border-bottom="none" fo:border-right="0.0138in solid #A5A5A5" style:writing-mode="lr-tb" fo:padding-top="0in" fo:padding-left="0.075in" fo:padding-bottom="0in" fo:padding-right="0.075in"/>
    </style:style>
    <style:style style:name="P37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80" style:family="table-row">
      <style:table-row-properties style:min-row-height="0.2069in"/>
    </style:style>
    <style:style style:name="TableCell381" style:family="table-cell">
      <style:table-cell-properties fo:border-top="none" fo:border-left="0.0138in solid #A5A5A5" fo:border-bottom="none" fo:border-right="none" style:writing-mode="lr-tb" fo:padding-top="0in" fo:padding-left="0.075in" fo:padding-bottom="0in" fo:padding-right="0.075in"/>
    </style:style>
    <style:style style:name="P38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83" style:family="table-cell">
      <style:table-cell-properties fo:border-top="none" fo:border-left="none" fo:border-bottom="none" fo:border-right="0.0138in solid #A5A5A5" style:writing-mode="lr-tb" fo:padding-top="0in" fo:padding-left="0.075in" fo:padding-bottom="0in" fo:padding-right="0.075in"/>
    </style:style>
    <style:style style:name="P38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85" style:family="table-row">
      <style:table-row-properties style:min-row-height="0.2069in"/>
    </style:style>
    <style:style style:name="TableCell386" style:family="table-cell">
      <style:table-cell-properties fo:border-top="none" fo:border-left="0.0138in solid #A5A5A5" fo:border-bottom="none" fo:border-right="none" style:writing-mode="lr-tb" fo:padding-top="0in" fo:padding-left="0.075in" fo:padding-bottom="0in" fo:padding-right="0.075in"/>
    </style:style>
    <style:style style:name="P38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88" style:family="table-cell">
      <style:table-cell-properties fo:border-top="none" fo:border-left="none" fo:border-bottom="none" fo:border-right="0.0138in solid #A5A5A5" style:writing-mode="lr-tb" fo:padding-top="0in" fo:padding-left="0.075in" fo:padding-bottom="0in" fo:padding-right="0.075in"/>
    </style:style>
    <style:style style:name="P38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90" style:family="table-row">
      <style:table-row-properties style:min-row-height="0.2069in"/>
    </style:style>
    <style:style style:name="TableCell391" style:family="table-cell">
      <style:table-cell-properties fo:border-top="none" fo:border-left="0.0138in solid #A5A5A5" fo:border-bottom="none" fo:border-right="none" style:writing-mode="lr-tb" fo:padding-top="0in" fo:padding-left="0.075in" fo:padding-bottom="0in" fo:padding-right="0.075in"/>
    </style:style>
    <style:style style:name="P39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93" style:family="table-cell">
      <style:table-cell-properties fo:border-top="none" fo:border-left="none" fo:border-bottom="none" fo:border-right="0.0138in solid #A5A5A5" style:writing-mode="lr-tb" fo:padding-top="0in" fo:padding-left="0.075in" fo:padding-bottom="0in" fo:padding-right="0.075in"/>
    </style:style>
    <style:style style:name="P39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Row395" style:family="table-row">
      <style:table-row-properties style:min-row-height="0.2069in"/>
    </style:style>
    <style:style style:name="TableCell396" style:family="table-cell">
      <style:table-cell-properties fo:border-top="none" fo:border-left="0.0138in solid #A5A5A5" fo:border-bottom="none" fo:border-right="none" style:writing-mode="lr-tb" fo:padding-top="0in" fo:padding-left="0.075in" fo:padding-bottom="0in" fo:padding-right="0.075in"/>
    </style:style>
    <style:style style:name="P39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98" style:family="table-cell">
      <style:table-cell-properties fo:border-top="none" fo:border-left="none" fo:border-bottom="none" fo:border-right="0.0138in solid #A5A5A5" style:writing-mode="lr-tb" fo:padding-top="0in" fo:padding-left="0.075in" fo:padding-bottom="0in" fo:padding-right="0.075in"/>
    </style:style>
    <style:style style:name="P39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P400" style:parent-style-name="Standard" style:family="paragraph">
      <style:paragraph-properties style:text-autospace="none"/>
    </style:style>
    <style:style style:name="T401" style:parent-style-name="Absatz-Standardschriftart" style:family="text">
      <style:text-properties fo:color="#000000" fo:language="en" fo:country="GB"/>
    </style:style>
    <style:style style:name="P402" style:parent-style-name="Überschrift1" style:family="paragraph">
      <style:text-properties fo:language="en" fo:country="GB"/>
    </style:style>
    <style:style style:name="P403" style:parent-style-name="Textbody" style:family="paragraph">
      <style:text-properties fo:language="en" fo:country="GB"/>
    </style:style>
    <style:style style:name="TableColumn405" style:family="table-column">
      <style:table-column-properties style:column-width="1.3666in" style:use-optimal-column-width="false"/>
    </style:style>
    <style:style style:name="TableColumn406" style:family="table-column">
      <style:table-column-properties style:column-width="4.9333in" style:use-optimal-column-width="false"/>
    </style:style>
    <style:style style:name="Table404" style:family="table">
      <style:table-properties style:width="6.3in" fo:margin-left="0in" table:align="left"/>
    </style:style>
    <style:style style:name="TableRow407" style:family="table-row">
      <style:table-row-properties style:use-optimal-row-height="false" fo:keep-together="always"/>
    </style:style>
    <style:style style:name="TableCell40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0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410" style:family="table-cell">
      <style:table-cell-properties fo:border="0.0034in solid #000000" fo:background-color="#CCCCCC" style:writing-mode="lr-tb" style:vertical-align="middle" fo:padding-top="0.0395in" fo:padding-left="0.0395in" fo:padding-bottom="0.0194in" fo:padding-right="0.0395in"/>
    </style:style>
    <style:style style:name="P411" style:parent-style-name="TableContents" style:family="paragraph">
      <style:paragraph-properties fo:text-align="center"/>
      <style:text-properties fo:font-weight="bold" style:font-weight-asian="bold" style:font-weight-complex="bold" fo:language="en" fo:country="GB"/>
    </style:style>
    <style:style style:name="TableRow412" style:family="table-row">
      <style:table-row-properties style:use-optimal-row-height="false" fo:keep-together="always"/>
    </style:style>
    <style:style style:name="TableCell413" style:family="table-cell">
      <style:table-cell-properties fo:border-top="none" fo:border-left="0.0034in solid #000000" fo:border-bottom="none" fo:border-right="none" style:writing-mode="lr-tb" fo:padding-top="0.0395in" fo:padding-left="0.0395in" fo:padding-bottom="0.0194in" fo:padding-right="0.0395in"/>
    </style:style>
    <style:style style:name="P414" style:parent-style-name="TableContents" style:family="paragraph">
      <style:text-properties fo:font-weight="bold" style:font-weight-asian="bold" style:font-weight-complex="bold" fo:font-size="12pt" style:font-size-asian="12pt" fo:language="en" fo:country="GB"/>
    </style:style>
    <style:style style:name="TableCell415"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416" style:parent-style-name="TableContents" style:family="paragraph">
      <style:text-properties fo:font-size="12pt" style:font-size-asian="12pt" fo:language="en" fo:country="GB"/>
    </style:style>
    <style:style style:name="TableRow417" style:family="table-row">
      <style:table-row-properties style:use-optimal-row-height="false" fo:keep-together="always"/>
    </style:style>
    <style:style style:name="TableCell418" style:family="table-cell">
      <style:table-cell-properties fo:border-top="none" fo:border-left="0.0034in solid #000000" fo:border-bottom="none" fo:border-right="none" style:writing-mode="lr-tb" fo:padding-top="0.0395in" fo:padding-left="0.0395in" fo:padding-bottom="0.0194in" fo:padding-right="0.0395in"/>
    </style:style>
    <style:style style:name="P419" style:parent-style-name="TableContents" style:family="paragraph">
      <style:text-properties fo:font-weight="bold" style:font-weight-asian="bold" style:font-weight-complex="bold" fo:font-size="12pt" style:font-size-asian="12pt" fo:language="en" fo:country="GB"/>
    </style:style>
    <style:style style:name="TableCell420"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421" style:parent-style-name="TableContents" style:family="paragraph">
      <style:text-properties fo:font-size="12pt" style:font-size-asian="12pt" fo:language="en" fo:country="GB"/>
    </style:style>
    <style:style style:name="TableRow422" style:family="table-row">
      <style:table-row-properties style:use-optimal-row-height="false" fo:keep-together="always"/>
    </style:style>
    <style:style style:name="TableCell423" style:family="table-cell">
      <style:table-cell-properties fo:border-top="none" fo:border-left="0.0034in solid #000000" fo:border-bottom="none" fo:border-right="none" style:writing-mode="lr-tb" fo:padding-top="0.0395in" fo:padding-left="0.0395in" fo:padding-bottom="0.0194in" fo:padding-right="0.0395in"/>
    </style:style>
    <style:style style:name="P424" style:parent-style-name="TableContents" style:family="paragraph">
      <style:text-properties fo:font-weight="bold" style:font-weight-asian="bold" style:font-weight-complex="bold" fo:font-size="12pt" style:font-size-asian="12pt" fo:language="en" fo:country="GB"/>
    </style:style>
    <style:style style:name="TableCell425"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426" style:parent-style-name="NoSpacing" style:family="paragraph">
      <style:text-properties style:font-name="Arial" style:font-name-complex="Arial" fo:language="de" fo:country="AT"/>
    </style:style>
    <style:style style:name="TableRow427" style:family="table-row">
      <style:table-row-properties style:use-optimal-row-height="false" fo:keep-together="always"/>
    </style:style>
    <style:style style:name="TableCell42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29" style:parent-style-name="TableContents" style:family="paragraph">
      <style:text-properties fo:font-weight="bold" style:font-weight-asian="bold" style:font-weight-complex="bold" fo:font-size="12pt" style:font-size-asian="12pt" fo:language="en" fo:country="GB"/>
    </style:style>
    <style:style style:name="TableCell4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1" style:parent-style-name="NoSpacing" style:family="paragraph">
      <style:text-properties style:font-name="Arial" style:font-name-complex="Arial" fo:language="de" fo:country="AT"/>
    </style:style>
    <style:style style:name="P432" style:parent-style-name="V-Modell-XT.Textbody" style:family="paragraph">
      <style:text-properties fo:language="en" fo:country="GB"/>
    </style:style>
    <style:style style:name="P433" style:parent-style-name="Überschrift1" style:family="paragraph">
      <style:text-properties fo:language="en" fo:country="GB"/>
    </style:style>
    <style:style style:name="P434" style:parent-style-name="Standard" style:family="paragraph">
      <style:paragraph-properties>
        <style:tab-stops>
          <style:tab-stop style:type="left" style:position="2.5833in"/>
        </style:tab-stops>
      </style:paragraph-properties>
      <style:text-properties fo:language="en" fo:country="GB"/>
    </style:style>
    <style:style style:name="P435" style:parent-style-name="Standard" style:family="paragraph">
      <style:paragraph-properties>
        <style:tab-stops>
          <style:tab-stop style:type="left" style:position="2.5833in"/>
        </style:tab-stops>
      </style:paragraph-properties>
    </style:style>
    <style:style style:name="T436" style:parent-style-name="Hyperlink" style:family="text">
      <style:text-properties fo:font-size="12pt" style:font-size-asian="12pt" fo:language="en" fo:country="GB"/>
    </style:style>
    <style:style style:name="P437" style:parent-style-name="Standard" style:family="paragraph">
      <style:paragraph-properties>
        <style:tab-stops>
          <style:tab-stop style:type="left" style:position="2.5833in"/>
        </style:tab-stops>
      </style:paragraph-properties>
    </style:style>
    <style:style style:name="T438" style:parent-style-name="Hyperlink" style:family="text">
      <style:text-properties fo:font-size="12pt" style:font-size-asian="12pt" fo:language="en" fo:country="GB"/>
    </style:style>
    <style:style style:name="P439" style:parent-style-name="Standard" style:family="paragraph">
      <style:paragraph-properties>
        <style:tab-stops>
          <style:tab-stop style:type="left" style:position="2.5833in"/>
        </style:tab-stops>
      </style:paragraph-properties>
    </style:style>
    <style:style style:name="T440" style:parent-style-name="Hyperlink" style:family="text">
      <style:text-properties fo:font-size="12pt" style:font-size-asian="12pt" fo:language="en" fo:country="GB"/>
    </style:style>
    <style:style style:name="P441" style:parent-style-name="Standard" style:family="paragraph">
      <style:paragraph-properties>
        <style:tab-stops>
          <style:tab-stop style:type="left" style:position="2.5833in"/>
        </style:tab-stops>
      </style:paragraph-properties>
    </style:style>
    <style:style style:name="T442" style:parent-style-name="Hyperlink" style:family="text">
      <style:text-properties fo:font-size="12pt" style:font-size-asian="12pt" fo:language="en" fo:country="GB"/>
    </style:style>
    <style:style style:name="P443" style:parent-style-name="Standard" style:family="paragraph">
      <style:paragraph-properties>
        <style:tab-stops>
          <style:tab-stop style:type="left" style:position="2.5833in"/>
        </style:tab-stops>
      </style:paragraph-properties>
    </style:style>
    <style:style style:name="T444" style:parent-style-name="Hyperlink" style:family="text">
      <style:text-properties fo:font-size="12pt" style:font-size-asian="12pt" fo:language="en" fo:country="GB"/>
    </style:style>
    <style:style style:name="T445" style:parent-style-name="Absatz-Standardschriftart" style:family="text">
      <style:text-properties fo:color="#000000" fo:font-size="12pt" style:font-size-asian="12pt" fo:language="en" fo:country="GB"/>
    </style:style>
    <style:style style:name="P446" style:parent-style-name="Standard" style:family="paragraph">
      <style:paragraph-properties>
        <style:tab-stops>
          <style:tab-stop style:type="left" style:position="2.5833in"/>
        </style:tab-stops>
      </style:paragraph-properties>
    </style:style>
    <style:style style:name="T447" style:parent-style-name="Hyperlink" style:family="text">
      <style:text-properties fo:font-size="12pt" style:font-size-asian="12pt" fo:language="en" fo:country="GB"/>
    </style:style>
    <style:style style:name="P448" style:parent-style-name="Standard" style:family="paragraph">
      <style:paragraph-properties>
        <style:tab-stops>
          <style:tab-stop style:type="left" style:position="2.5833in"/>
        </style:tab-stops>
      </style:paragraph-properties>
    </style:style>
    <style:style style:name="T449" style:parent-style-name="Hyperlink" style:family="text">
      <style:text-properties fo:font-size="12pt" style:font-size-asian="12pt" fo:language="en" fo:country="GB"/>
    </style:style>
    <style:style style:name="P450" style:parent-style-name="Standard" style:family="paragraph">
      <style:paragraph-properties>
        <style:tab-stops>
          <style:tab-stop style:type="left" style:position="2.5833in"/>
        </style:tab-stops>
      </style:paragraph-properties>
    </style:style>
    <style:style style:name="T451" style:parent-style-name="Hyperlink" style:family="text">
      <style:text-properties fo:font-size="12pt" style:font-size-asian="12pt" fo:language="en" fo:country="GB"/>
    </style:style>
    <style:style style:name="T452" style:parent-style-name="DefaultParagraphFont" style:family="text">
      <style:text-properties fo:font-size="12pt" style:font-size-asian="12pt" fo:language="en" fo:country="GB"/>
    </style:style>
    <style:style style:name="T453" style:parent-style-name="Hyperlink" style:family="text">
      <style:text-properties fo:font-size="12pt" style:font-size-asian="12pt" fo:language="en" fo:country="GB"/>
    </style:style>
    <style:style style:name="P454" style:parent-style-name="Standard" style:family="paragraph">
      <style:paragraph-properties>
        <style:tab-stops>
          <style:tab-stop style:type="left" style:position="2.5833in"/>
        </style:tab-stops>
      </style:paragraph-properties>
    </style:style>
    <style:style style:name="T455" style:parent-style-name="Hyperlink" style:family="text">
      <style:text-properties fo:language="en" fo:country="GB"/>
    </style:style>
    <style:style style:name="P456" style:parent-style-name="Standard" style:family="paragraph">
      <style:paragraph-properties>
        <style:tab-stops>
          <style:tab-stop style:type="left" style:position="2.5833in"/>
        </style:tab-stops>
      </style:paragraph-properties>
    </style:style>
    <style:style style:name="T457" style:parent-style-name="Hyperlink" style:family="text">
      <style:text-properties fo:language="en" fo:country="GB"/>
    </style:style>
    <style:style style:name="P458" style:parent-style-name="Standard" style:family="paragraph">
      <style:paragraph-properties>
        <style:tab-stops>
          <style:tab-stop style:type="left" style:position="2.5833in"/>
        </style:tab-stops>
      </style:paragraph-properties>
    </style:style>
    <style:style style:name="T459" style:parent-style-name="Hyperlink" style:family="text">
      <style:text-properties fo:language="en" fo:country="GB"/>
    </style:style>
    <style:style style:name="P460" style:parent-style-name="Standard" style:family="paragraph">
      <style:paragraph-properties>
        <style:tab-stops>
          <style:tab-stop style:type="left" style:position="2.5833in"/>
        </style:tab-stops>
      </style:paragraph-properties>
      <style:text-properties fo:language="en" fo:country="GB"/>
    </style:style>
    <style:style style:name="P461" style:parent-style-name="Überschrift1" style:family="paragraph">
      <style:text-properties fo:language="en" fo:country="GB"/>
    </style:style>
    <style:style style:name="P462" style:parent-style-name="Textbody" style:family="paragraph">
      <style:text-properties fo:language="en" fo:country="GB"/>
    </style:style>
    <style:style style:name="P463" style:parent-style-name="IllustrationIndexHeading" style:family="paragraph">
      <style:text-properties fo:language="en" fo:country="GB"/>
    </style:style>
    <style:style style:name="P464" style:parent-style-name="V-Modell-XT.Textbody" style:family="paragraph">
      <style:text-properties fo:language="en" fo:country="GB"/>
    </style:style>
    <style:style style:name="P465" style:parent-style-name="V-Modell-XT.Textbody" style:family="paragraph">
      <style:text-properties fo:language="en" fo:country="GB"/>
    </style:style>
    <style:style style:name="P466" style:parent-style-name="V-Modell-XT.Textbody" style:family="paragraph">
      <style:text-properties fo:language="en" fo:country="GB"/>
    </style:style>
    <style:style style:name="P467" style:parent-style-name="V-Modell-XT.Textbody" style:family="paragraph">
      <style:text-properties fo:language="en" fo:country="GB"/>
    </style:style>
    <style:style style:name="P468" style:parent-style-name="V-Modell-XT.Textbody" style:family="paragraph">
      <style:text-properties fo:language="en" fo:country="GB"/>
    </style:style>
    <style:style style:name="P469" style:parent-style-name="V-Modell-XT.Textbody" style:family="paragraph">
      <style:text-properties fo:language="en" fo:country="GB"/>
    </style:style>
    <style:style style:name="P470" style:parent-style-name="V-Modell-XT.Textbody" style:family="paragraph">
      <style:text-properties fo:language="en" fo:country="GB"/>
    </style:style>
    <style:style style:name="P471" style:parent-style-name="V-Modell-XT.Textbody" style:family="paragraph">
      <style:text-properties fo:language="en" fo:country="GB"/>
    </style:style>
    <style:style style:name="P472" style:parent-style-name="V-Modell-XT.Textbody" style:family="paragraph">
      <style:text-properties fo:language="en" fo:country="GB"/>
    </style:style>
    <style:style style:name="P473" style:parent-style-name="V-Modell-XT.Textbody" style:family="paragraph">
      <style:text-properties fo:language="en" fo:country="GB"/>
    </style:style>
    <style:style style:name="P474" style:parent-style-name="V-Modell-XT.Textbody" style:family="paragraph">
      <style:text-properties fo:language="en" fo:country="GB"/>
    </style:style>
    <style:style style:name="P475" style:parent-style-name="V-Modell-XT.Textbody" style:family="paragraph">
      <style:text-properties fo:language="en" fo:country="GB"/>
    </style:style>
    <style:style style:name="P476" style:parent-style-name="V-Modell-XT.Textbody" style:family="paragraph">
      <style:text-properties fo:language="en" fo:country="GB"/>
    </style:style>
    <style:style style:name="P477" style:parent-style-name="V-Modell-XT.Textbody" style:family="paragraph">
      <style:text-properties fo:language="en" fo:country="GB"/>
    </style:style>
    <style:style style:name="P478" style:parent-style-name="V-Modell-XT.Textbody" style:family="paragraph">
      <style:text-properties fo:language="en" fo:country="GB"/>
    </style:style>
    <style:style style:name="P479" style:parent-style-name="V-Modell-XT.Textbody" style:family="paragraph">
      <style:text-properties fo:language="en" fo:country="GB"/>
    </style:style>
    <style:style style:name="P480" style:parent-style-name="V-Modell-XT.Textbody" style:family="paragraph">
      <style:text-properties fo:language="en" fo:country="GB"/>
    </style:style>
    <style:style style:name="P481" style:parent-style-name="V-Modell-XT.Textbody" style:family="paragraph">
      <style:text-properties fo:language="en" fo:country="GB"/>
    </style:style>
    <style:style style:name="P482" style:parent-style-name="V-Modell-XT.Textbody" style:family="paragraph">
      <style:text-properties fo:language="en" fo:country="GB"/>
    </style:style>
    <style:style style:name="P483" style:parent-style-name="V-Modell-XT.Textbody" style:family="paragraph">
      <style:text-properties fo:language="en" fo:country="GB"/>
    </style:style>
    <style:style style:name="P484" style:parent-style-name="V-Modell-XT.Textbody" style:family="paragraph">
      <style:text-properties fo:language="en" fo:country="GB"/>
    </style:style>
    <style:style style:name="P485" style:parent-style-name="V-Modell-XT.Textbody" style:family="paragraph">
      <style:text-properties fo:language="en" fo:country="GB"/>
    </style:style>
    <style:style style:name="P486" style:parent-style-name="V-Modell-XT.Textbody" style:family="paragraph">
      <style:text-properties fo:language="en" fo:country="GB"/>
    </style:style>
    <style:style style:name="P487" style:parent-style-name="V-Modell-XT.Textbody" style:family="paragraph">
      <style:text-properties fo:language="en" fo:country="GB"/>
    </style:style>
    <style:style style:name="P488" style:parent-style-name="V-Modell-XT.Textbody" style:family="paragraph">
      <style:text-properties fo:language="en" fo:country="GB"/>
    </style:style>
    <style:style style:name="P489" style:parent-style-name="V-Modell-XT.Textbody" style:family="paragraph">
      <style:text-properties fo:language="en" fo:country="GB"/>
    </style:style>
    <style:style style:name="P490" style:parent-style-name="V-Modell-XT.Textbody" style:family="paragraph">
      <style:text-properties fo:language="en" fo:country="GB"/>
    </style:style>
    <style:style style:name="P491" style:parent-style-name="V-Modell-XT.Textbody" style:family="paragraph">
      <style:text-properties fo:language="en" fo:country="GB"/>
    </style:style>
    <style:style style:name="P492" style:parent-style-name="V-Modell-XT.Textbody" style:family="paragraph">
      <style:text-properties fo:language="en" fo:country="GB"/>
    </style:style>
    <style:style style:name="P493" style:parent-style-name="V-Modell-XT.Textbody" style:family="paragraph">
      <style:text-properties fo:language="en" fo:country="GB"/>
    </style:style>
    <style:style style:name="P494" style:parent-style-name="V-Modell-XT.Textbody" style:family="paragraph">
      <style:text-properties fo:language="en" fo:country="GB"/>
    </style:style>
    <style:style style:name="P495" style:parent-style-name="V-Modell-XT.Textbody" style:family="paragraph">
      <style:text-properties fo:language="en" fo:country="GB"/>
    </style:style>
    <style:style style:name="P496" style:parent-style-name="V-Modell-XT.Textbody" style:family="paragraph">
      <style:text-properties fo:language="en" fo:country="GB"/>
    </style:style>
    <style:style style:name="P497" style:parent-style-name="V-Modell-XT.Textbody" style:family="paragraph">
      <style:text-properties fo:language="en" fo:country="GB"/>
    </style:style>
    <style:style style:name="P498" style:parent-style-name="V-Modell-XT.Standard" style:family="paragraph">
      <style:text-properties fo:language="en" fo:country="GB"/>
    </style:style>
    <style:style style:name="P499" style:parent-style-name="V-Modell-XT.Standard" style:family="paragraph">
      <style:text-properties fo:font-weight="bold" style:font-weight-asian="bold" style:font-weight-complex="bold" fo:language="en" fo:country="GB"/>
    </style:style>
    <style:style style:name="P500"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501" style:parent-style-name="V-Modell-XT.Standard" style:family="paragraph">
      <style:text-properties fo:font-size="10pt" style:font-size-asian="10pt" style:font-size-complex="10pt" fo:language="en" fo:country="GB"/>
    </style:style>
    <style:style style:name="P502" style:parent-style-name="V-Modell-XT.Standard" style:family="paragraph">
      <style:text-properties fo:font-size="10pt" style:font-size-asian="10pt" style:font-size-complex="10pt" fo:language="en" fo:country="GB"/>
    </style:style>
    <style:style style:name="P503" style:parent-style-name="V-Modell-XT.Standard" style:family="paragraph">
      <style:text-properties fo:font-size="10pt" style:font-size-asian="10pt" style:font-size-complex="10pt" fo:language="en" fo:country="GB"/>
    </style:style>
    <style:style style:name="P50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505" style:parent-style-name="Absatz-Standardschriftart" style:family="text">
      <style:text-properties fo:font-size="10pt" style:font-size-asian="10pt" style:font-size-complex="10pt" fo:language="en" fo:country="GB"/>
    </style:style>
    <style:style style:name="T506" style:parent-style-name="Absatz-Standardschriftart" style:family="text">
      <style:text-properties fo:color="#0000FF" fo:font-size="10pt" style:font-size-asian="10pt" style:font-size-complex="10pt" fo:language="en" fo:country="GB"/>
    </style:style>
    <style:style style:name="T507" style:parent-style-name="Absatz-Standardschriftart" style:family="text">
      <style:text-properties fo:font-size="10pt" style:font-size-asian="10pt" style:font-size-complex="10pt" fo:language="en" fo:country="GB"/>
    </style:style>
    <style:style style:name="T508" style:parent-style-name="Absatz-Standardschriftart" style:family="text">
      <style:text-properties fo:color="#0000FF" fo:font-size="10pt" style:font-size-asian="10pt" style:font-size-complex="10pt" fo:language="en" fo:country="GB"/>
    </style:style>
    <style:style style:name="T509" style:parent-style-name="Absatz-Standardschriftart" style:family="text">
      <style:text-properties fo:font-size="10pt" style:font-size-asian="10pt" style:font-size-complex="10pt" fo:language="en" fo:country="GB"/>
    </style:style>
    <style:style style:name="T510" style:parent-style-name="Absatz-Standardschriftart" style:family="text">
      <style:text-properties fo:color="#0000FF" fo:font-size="10pt" style:font-size-asian="10pt" style:font-size-complex="10pt" fo:language="en" fo:country="GB"/>
    </style:style>
    <style:style style:name="T511" style:parent-style-name="Absatz-Standardschriftart" style:family="text">
      <style:text-properties fo:font-size="10pt" style:font-size-asian="10pt" style:font-size-complex="10pt" fo:language="en" fo:country="GB"/>
    </style:style>
    <style:style style:name="T512" style:parent-style-name="Absatz-Standardschriftart" style:family="text">
      <style:text-properties fo:font-size="10pt" style:font-size-asian="10pt" style:font-size-complex="10pt" fo:language="en" fo:country="GB"/>
    </style:style>
    <style:style style:name="T513" style:parent-style-name="Absatz-Standardschriftart" style:family="text">
      <style:text-properties fo:color="#0000FF" fo:font-size="10pt" style:font-size-asian="10pt" style:font-size-complex="10pt" fo:language="en" fo:country="GB"/>
    </style:style>
    <style:style style:name="T514" style:parent-style-name="Absatz-Standardschriftart" style:family="text">
      <style:text-properties fo:font-size="10pt" style:font-size-asian="10pt" style:font-size-complex="10pt" fo:language="en" fo:country="GB"/>
    </style:style>
    <style:style style:name="T515" style:parent-style-name="Absatz-Standardschriftart" style:family="text">
      <style:text-properties fo:color="#0000FF" fo:font-size="10pt" style:font-size-asian="10pt" style:font-size-complex="10pt" fo:language="en" fo:country="GB"/>
    </style:style>
    <style:style style:name="T516" style:parent-style-name="Absatz-Standardschriftart" style:family="text">
      <style:text-properties fo:font-size="10pt" style:font-size-asian="10pt" style:font-size-complex="10pt" fo:language="en" fo:country="GB"/>
    </style:style>
    <style:style style:name="P517" style:parent-style-name="V-Modell-XT.Standard" style:family="paragraph">
      <style:text-properties fo:language="en" fo:country="GB"/>
    </style:style>
    <style:style style:name="P518" style:parent-style-name="V-Modell-XT.Standard" style:family="paragraph">
      <style:text-properties fo:font-weight="bold" style:font-weight-asian="bold" style:font-weight-complex="bold" fo:language="en" fo:country="GB"/>
    </style:style>
    <style:style style:name="P519"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520" style:parent-style-name="V-Modell-XT.Standard" style:family="paragraph">
      <style:text-properties fo:font-size="10pt" style:font-size-asian="10pt" style:font-size-complex="10pt" fo:language="en" fo:country="GB"/>
    </style:style>
    <style:style style:name="P521" style:parent-style-name="V-Modell-XT.Standard" style:family="paragraph">
      <style:text-properties fo:font-size="10pt" style:font-size-asian="10pt" style:font-size-complex="10pt" fo:language="en" fo:country="GB"/>
    </style:style>
    <style:style style:name="P52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523" style:parent-style-name="Absatz-Standardschriftart" style:family="text">
      <style:text-properties fo:font-size="10pt" style:font-size-asian="10pt" style:font-size-complex="10pt" fo:language="en" fo:country="GB"/>
    </style:style>
    <style:style style:name="T524" style:parent-style-name="Absatz-Standardschriftart" style:family="text">
      <style:text-properties fo:color="#0000FF" fo:font-size="10pt" style:font-size-asian="10pt" style:font-size-complex="10pt" fo:language="en" fo:country="GB"/>
    </style:style>
    <style:style style:name="T525" style:parent-style-name="Absatz-Standardschriftart" style:family="text">
      <style:text-properties fo:color="#0000FF" fo:font-size="10pt" style:font-size-asian="10pt" style:font-size-complex="10pt" fo:language="en" fo:country="GB"/>
    </style:style>
    <style:style style:name="T526" style:parent-style-name="Absatz-Standardschriftart" style:family="text">
      <style:text-properties fo:font-size="10pt" style:font-size-asian="10pt" style:font-size-complex="10pt" fo:language="en" fo:country="GB"/>
    </style:style>
    <style:style style:name="T527" style:parent-style-name="Absatz-Standardschriftart" style:family="text">
      <style:text-properties fo:color="#0000FF" fo:font-size="10pt" style:font-size-asian="10pt" style:font-size-complex="10pt" fo:language="en" fo:country="GB"/>
    </style:style>
    <style:style style:name="T528" style:parent-style-name="Absatz-Standardschriftart" style:family="text">
      <style:text-properties fo:font-size="10pt" style:font-size-asian="10pt" style:font-size-complex="10pt" fo:language="en" fo:country="GB"/>
    </style:style>
    <style:style style:name="P529" style:parent-style-name="V-Modell-XT.Standard" style:family="paragraph">
      <style:text-properties fo:language="en" fo:country="GB"/>
    </style:style>
    <style:style style:name="P530" style:parent-style-name="V-Modell-XT.Standard" style:family="paragraph">
      <style:text-properties fo:font-weight="bold" style:font-weight-asian="bold" style:font-weight-complex="bold" fo:language="en" fo:country="GB"/>
    </style:style>
    <style:style style:name="P531"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532" style:parent-style-name="V-Modell-XT.Standard" style:family="paragraph">
      <style:text-properties fo:font-size="10pt" style:font-size-asian="10pt" style:font-size-complex="10pt" fo:language="en" fo:country="GB"/>
    </style:style>
    <style:style style:name="P533" style:parent-style-name="V-Modell-XT.Standard" style:family="paragraph">
      <style:text-properties fo:font-size="10pt" style:font-size-asian="10pt" style:font-size-complex="10pt" fo:language="en" fo:country="GB"/>
    </style:style>
    <style:style style:name="P53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535" style:parent-style-name="Absatz-Standardschriftart" style:family="text">
      <style:text-properties fo:font-size="10pt" style:font-size-asian="10pt" style:font-size-complex="10pt" fo:language="en" fo:country="GB"/>
    </style:style>
    <style:style style:name="T536" style:parent-style-name="Absatz-Standardschriftart" style:family="text">
      <style:text-properties fo:color="#0000FF" fo:font-size="10pt" style:font-size-asian="10pt" style:font-size-complex="10pt" fo:language="en" fo:country="GB"/>
    </style:style>
    <style:style style:name="T537" style:parent-style-name="Absatz-Standardschriftart" style:family="text">
      <style:text-properties fo:font-size="10pt" style:font-size-asian="10pt" style:font-size-complex="10pt" fo:language="en" fo:country="GB"/>
    </style:style>
    <style:style style:name="T538" style:parent-style-name="Absatz-Standardschriftart" style:family="text">
      <style:text-properties fo:color="#0000FF" fo:font-size="10pt" style:font-size-asian="10pt" style:font-size-complex="10pt" fo:language="en" fo:country="GB"/>
    </style:style>
    <style:style style:name="T539" style:parent-style-name="Absatz-Standardschriftart" style:family="text">
      <style:text-properties fo:font-size="10pt" style:font-size-asian="10pt" style:font-size-complex="10pt" fo:language="en" fo:country="GB"/>
    </style:style>
    <style:style style:name="T540" style:parent-style-name="Absatz-Standardschriftart" style:family="text">
      <style:text-properties fo:font-size="10pt" style:font-size-asian="10pt" style:font-size-complex="10pt" fo:language="en" fo:country="GB"/>
    </style:style>
    <style:style style:family="graphic" style:name="a0" style:parent-style-name="Graphics">
      <style:graphic-properties fo:wrap-option="wrap" fo:border="0.01042in none" fo:padding-top="0in" fo:padding-bottom="0in" fo:padding-left="0in" fo:padding-right="0in" fo:background-color="transparent" draw:textarea-vertical-align="middle"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Fitness For Geeks</text:span></text:p>
          </table:table-cell>
        </table:table-row>
        <table:table-row table:style-name="TableRow29">
          <table:table-cell table:style-name="TableCell30">
            <text:p text:style-name="P31">Project leader</text:p>
          </table:table-cell>
          <table:table-cell table:style-name="TableCell32">
            <text:p text:style-name="P33">Julian Nobis</text:p>
          </table:table-cell>
        </table:table-row>
        <table:table-row table:style-name="TableRow34">
          <table:table-cell table:style-name="TableCell35">
            <text:p text:style-name="P36">Responsible</text:p>
          </table:table-cell>
          <table:table-cell table:style-name="TableCell37">
            <text:p text:style-name="P38">Tim Untersberger, Stefan Waldl</text:p>
          </table:table-cell>
        </table:table-row>
        <table:table-row table:style-name="TableRow39">
          <table:table-cell table:style-name="TableCell40">
            <text:p text:style-name="P41">Created on</text:p>
          </table:table-cell>
          <table:table-cell table:style-name="TableCell42">
            <text:p text:style-name="P43">21.9.2017</text:p>
          </table:table-cell>
        </table:table-row>
        <table:table-row table:style-name="TableRow44">
          <table:table-cell table:style-name="TableCell45">
            <text:p text:style-name="P46">Last changed</text:p>
          </table:table-cell>
          <table:table-cell table:style-name="TableCell47">
            <text:p text:style-name="TableContents"><text:span text:style-name="T48"><text:modification-date style:data-style-name="N49">12/07/2017</text:modification-date></text:span><text:span text:style-name="T50"><text:s/></text:span><text:span text:style-name="T51"><text:modification-date style:data-style-name="N52">21:28</text:modification-date></text:span><text:span text:style-name="T53">4.11.2017</text:span></text:p>
          </table:table-cell>
        </table:table-row>
        <table:table-row table:style-name="TableRow54">
          <table:table-cell table:style-name="TableCell55">
            <text:p text:style-name="P56">Processing status</text:p>
          </table:table-cell>
          <table:table-cell table:style-name="TableCell57">
            <table:table table:style-name="Table58">
              <table:table-columns>
                <table:table-column table:style-name="TableColumn59"/>
                <table:table-column table:style-name="TableColumn60"/>
              </table:table-columns>
              <table:table-row table:style-name="TableRow61">
                <table:table-cell table:style-name="TableCell62">
                  <text:p text:style-name="P63">X</text:p>
                </table:table-cell>
                <table:table-cell table:style-name="TableCell64">
                  <text:p text:style-name="P65">in process</text:p>
                </table:table-cell>
              </table:table-row>
              <table:table-row table:style-name="TableRow66">
                <table:table-cell table:style-name="TableCell67">
                  <text:p text:style-name="P68"/>
                </table:table-cell>
                <table:table-cell table:style-name="TableCell69">
                  <text:p text:style-name="P70">submitted</text:p>
                </table:table-cell>
              </table:table-row>
              <table:table-row table:style-name="TableRow71">
                <table:table-cell table:style-name="TableCell72">
                  <text:p text:style-name="P73"/>
                </table:table-cell>
                <table:table-cell table:style-name="TableCell74">
                  <text:p text:style-name="P75">completed</text:p>
                </table:table-cell>
              </table:table-row>
            </table:table>
            <text:p text:style-name="P76"/>
          </table:table-cell>
        </table:table-row>
        <table:table-row table:style-name="TableRow77">
          <table:table-cell table:style-name="TableCell78">
            <text:p text:style-name="P79">Document file</text:p>
          </table:table-cell>
          <table:table-cell table:style-name="TableCell80">
            <text:p text:style-name="P81">ProjectProposal_FitnessForGeeks</text:p>
          </table:table-cell>
        </table:table-row>
        <table:table-row table:style-name="TableRow82">
          <table:table-cell table:style-name="TableCell83">
            <text:p text:style-name="P84">FitnessForGeeks Version</text:p>
          </table:table-cell>
          <table:table-cell table:style-name="TableCell85">
            <text:p text:style-name="P86">0.1</text:p>
          </table:table-cell>
        </table:table-row>
      </table:table>
      <text:p text:style-name="P87"/>
      <text:p text:style-name="P88">Further Product Information</text:p>
      <table:table table:style-name="Table89">
        <table:table-columns>
          <table:table-column table:style-name="TableColumn90"/>
          <table:table-column table:style-name="TableColumn91"/>
        </table:table-columns>
        <table:table-row table:style-name="TableRow92">
          <table:table-cell table:style-name="TableCell93">
            <text:p text:style-name="P94">Participating</text:p>
          </table:table-cell>
          <table:table-cell table:style-name="TableCell95">
            <text:p text:style-name="P96">Stefan Waldl, Tim Untersberger, Julian Nobis</text:p>
          </table:table-cell>
        </table:table-row>
        <table:table-row table:style-name="TableRow97">
          <table:table-cell table:style-name="TableCell98">
            <text:p text:style-name="P99">Creation</text:p>
          </table:table-cell>
          <table:table-cell table:style-name="TableCell100">
            <text:p text:style-name="P101">Initial Extern</text:p>
          </table:table-cell>
        </table:table-row>
      </table:table>
      <text:p text:style-name="P102">Change Listing</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columns-spanned="3">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able:number-columns-spanned="3">
                  <text:p text:style-name="P119">Change</text:p>
                </table:table-cell>
                <table:covered-table-cell/>
                <table:covered-table-cell/>
              </table:table-row>
              <table:table-row table:style-name="TableRow120">
                <table:table-cell table:style-name="TableCell121">
                  <text:p text:style-name="P122">No</text:p>
                </table:table-cell>
                <table:table-cell table:style-name="TableCell123">
                  <text:p text:style-name="P124">Date</text:p>
                </table:table-cell>
                <table:table-cell table:style-name="TableCell125">
                  <text:p text:style-name="P126">Version</text:p>
                </table:table-cell>
              </table:table-row>
            </table:table>
            <text:p text:style-name="P127"/>
          </table:table-cell>
          <table:covered-table-cell/>
          <table:covered-table-cell/>
          <table:table-cell table:style-name="TableCell128">
            <text:p text:style-name="P129">Changed Chapters</text:p>
          </table:table-cell>
          <table:table-cell table:style-name="TableCell130">
            <text:p text:style-name="P131">Description of changes</text:p>
          </table:table-cell>
          <table:table-cell table:style-name="TableCell132">
            <text:p text:style-name="P133">Author</text:p>
          </table:table-cell>
          <table:table-cell table:style-name="TableCell134">
            <text:p text:style-name="P135">State</text:p>
          </table:table-cell>
        </table:table-row>
        <table:table-row table:style-name="TableRow136">
          <table:table-cell table:style-name="TableCell137">
            <text:p text:style-name="P138">1</text:p>
          </table:table-cell>
          <table:table-cell table:style-name="TableCell139">
            <text:p text:style-name="P140">4.11.2017</text:p>
          </table:table-cell>
          <table:table-cell table:style-name="TableCell141">
            <text:p text:style-name="P142">0.1</text:p>
          </table:table-cell>
          <table:table-cell table:style-name="TableCell143">
            <text:p text:style-name="P144">all</text:p>
          </table:table-cell>
          <table:table-cell table:style-name="TableCell145">
            <text:p text:style-name="P146">Initial product creation</text:p>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2</text:p>
          </table:table-cell>
          <table:table-cell table:style-name="TableCell154">
            <text:p text:style-name="P155">07.12.2017</text:p>
          </table:table-cell>
          <table:table-cell table:style-name="TableCell156">
            <text:p text:style-name="P157">0.1</text:p>
          </table:table-cell>
          <table:table-cell table:style-name="TableCell158">
            <text:p text:style-name="P159">all</text:p>
          </table:table-cell>
          <table:table-cell table:style-name="TableCell160">
            <text:p text:style-name="P161">Edited<text:s/>our content based on the review</text:p>
          </table:table-cell>
          <table:table-cell table:style-name="TableCell162">
            <text:p text:style-name="P163"/>
          </table:table-cell>
          <table:table-cell table:style-name="TableCell164">
            <text:p text:style-name="P165"/>
          </table:table-cell>
        </table:table-row>
      </table:table>
      <text:p text:style-name="P166">Test Listing</text:p>
      <text:p text:style-name="V-Modell-XT.Standard"><text:span text:style-name="T167">The following table shows an overview of all tests – both self-tests as well as tests by independed quality assurance – for the present document.</text:span></text:p>
      <text:p text:style-name="P168"/>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Date</text:p>
          </table:table-cell>
          <table:table-cell table:style-name="TableCell178">
            <text:p text:style-name="P179"><text:span text:style-name="T180">Tested Version</text:span></text:p>
          </table:table-cell>
          <table:table-cell table:style-name="TableCell181">
            <text:p text:style-name="P182">Notes</text:p>
          </table:table-cell>
          <table:table-cell table:style-name="TableCell183">
            <text:p text:style-name="P184">Inspector</text:p>
          </table:table-cell>
          <table:table-cell table:style-name="TableCell185">
            <text:p text:style-name="P186">New Product Status</text:p>
          </table:table-cell>
        </table:table-row>
        <table:table-row table:style-name="TableRow187">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
      <text:p text:style-name="P198"/>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99"><text:span text:style-name="T200">Content</text:span></text:p>
          <text:p text:style-name="P201">1 Introduction<text:tab/>4</text:p>
          <text:p text:style-name="P202">2 Initial Situation<text:tab/>5</text:p>
          <text:p text:style-name="P203">3 General Conditions and Constraints<text:tab/>6</text:p>
          <text:p text:style-name="P204">4 Project Objectives and System Concepts<text:tab/>7</text:p>
          <text:p text:style-name="P205">5 Opportunities and Risks<text:tab/>8</text:p>
          <text:p text:style-name="P206">6 Planning<text:tab/>9</text:p>
          <text:p text:style-name="P207">7 Economic Efficiency<text:tab/>10</text:p>
          <text:p text:style-name="P208">8 List of Abbreviations<text:tab/>11</text:p>
          <text:p text:style-name="P209">9 List of Literature<text:tab/>12</text:p>
          <text:p text:style-name="P210">10 List of Figures<text:tab/>13</text:p>
        </text:index-body>
      </text:table-of-content>
      <text:p text:style-name="Standard"/>
      <text:p text:style-name="P211"/>
      <text:h text:style-name="P212" text:outline-level="1">Introduction</text:h>
      <text:p text:style-name="P213"/>
      <text:p text:style-name="P214">We are three students that attend the HTBLA Leonding and decided to create this website within the scope of the subject “SYP”. Our main goal is to direct the users into the right nutrition choices<text:s/>without forgetting to include workouts, thus resulting in a healthier lifestyle and provide tools to make this possible. The user gives us some basic information about their body like height, weight and so on and we give them their nutrients per day and a<text:s/>list of recipes based on the before given nutrients, which they can choose from.</text:p>
      <text:p text:style-name="P215">If the user has an account, he can also see his BMI and BAI on his account page.</text:p>
      <text:p text:style-name="P216"/>
      <text:p text:style-name="P217">Accounts can be easily created with an email and password. The email must be verified via clicking on the link in the email from our website.</text:p>
      <text:p text:style-name="P218"/>
      <text:p text:style-name="P219">The nutrients per day are the result of a combination of their TDEE and workout plan.</text:p>
      <text:p text:style-name="P220">Workout plans are optional and can be created with a simple table (exercise name, calories burnt) or a vague description of their workout intensity like easy, medium or hard.</text:p>
      <text:p text:style-name="P221"/>
      <text:p text:style-name="P222">We also want to encourage communities, because doing things together is almost always more fun, thus we decided to add user groups, which are basically filtering all posts and recipes based on the tags. (e.g.: a bodybuilding group has the tag bodybuilding and when a user creates a new recipe they can add the tag for better clarification. If someone visits the bodybuilding group, the person can only see content tagged with bodybuilding)</text:p>
      <text:p text:style-name="P223"/>
      <text:p text:style-name="P224"/>
      <text:h text:style-name="P225" text:outline-level="1">Initial Situation</text:h>
      <text:p text:style-name="P226">To start living a healthier life, it is crucial to have a balanced nutrition plan to rely on.</text:p>
      <text:p text:style-name="VersteckterText"><text:span text:style-name="T227">The initial situation presents the<text:s/></text:span><text:span text:style-name="T228">assessment of the actual situation</text:span><text:span text:style-name="T229"><text:s/>of an organizational unit or the entire organization of an agency or company. Thus a ne</text:span><text:span text:style-name="T230">ed for action, which may lead to a product or system vision, is recognizable. The vision may be developed into a project idea. The need for action may be initiated by several project or system ideas.</text:span></text:p>
      <text:p text:style-name="P231">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P232">Research programs or studies may also be the basis for project ideas; they will be concretized in a project proposal.</text:p>
      <text:p text:style-name="P233"/>
      <text:p text:style-name="VersteckterText"><text:span text:style-name="T234"><draw:frame draw:z-index="251658240" draw:id="id0" draw:style-name="a0" draw:name="Textfeld 2" text:anchor-type="paragraph" svg:x="0in" svg:y="0in" svg:width="1.95139in" svg:height="0.84306in" style:rel-width="scale" style:rel-height="scale"><draw:text-box><text:p text:style-name="P235"><text:span text:style-name="T236">GERMAN</text:span></text:p><text:p text:style-name="P237"><text:span text:style-name="T238">EXPLANATION</text:span></text:p></draw:text-box><svg:title/><svg:desc/></draw:frame></text:span><text:span text:style-name="T239">In der Ausgan</text:span><text:span text:style-name="T240">gslage werden beispielsweise folgende Informationen und Daten der zu untersuchenden Organisationseinheit im Hinblick auf die Projektidee beschrieben:</text:span></text:p>
      <text:p text:style-name="P241">● Die Ist-Fähigkeiten der Organisation (was können wir?)</text:p>
      <text:p text:style-name="P242">● Die Soll-Fähigkeiten der Organisation (was<text:s/>wollen wir können?)</text:p>
      <text:p text:style-name="P243">● Ein Soll-Ist-Fähigkeitenvergleich (wo liegen die Defizite?)</text:p>
      <text:p text:style-name="P244">● Ein Fähigkeitsvergleich nach vorgegebenen Bewertungskriterien</text:p>
      <text:p text:style-name="P245">● Eine Skizze der Projektidee</text:p>
      <text:p text:style-name="P246"><text:span text:style-name="T247">For most people starting is the hardest part of living healthy. People like them</text:span><text:span text:style-name="T248"><text:s/>then go on sites like:<text:s/></text:span><text:a xlink:href="http://www.fitforfun.de" office:target-frame-name="_top" xlink:show="replace"><text:span text:style-name="T249">http://www.fit</text:span><text:bookmark-start text:name="_Hlt500227357"/><text:bookmark-start text:name="_Hlt500227358"/><text:span text:style-name="T250">f</text:span><text:bookmark-end text:name="_Hlt500227357"/><text:bookmark-end text:name="_Hlt500227358"/><text:span text:style-name="T251">orfun.de</text:span></text:a><text:span text:style-name="T252">,<text:s/></text:span><text:a xlink:href="https://www.bodybuilding.com/index.html" office:target-frame-name="_top" xlink:show="replace"><text:span text:style-name="T253">https://www.bodybuilding.com/index.html</text:span></text:a><text:span text:style-name="T254">,<text:s/></text:span><text:a xlink:href="https://tdeecalculator.net/" office:target-frame-name="_top" xlink:show="replace"><text:span text:style-name="T255">https://tdeecalculator.net/</text:span></text:a><text:span text:style-name="T256"><text:s/>and<text:s/></text:span><text:a xlink:href="https://www.iifym.com/tdee-calculator/" office:target-frame-name="_top" xlink:show="replace"><text:span text:style-name="T257">https://www.iifym.com/tdee-calculator/</text:span></text:a><text:span text:style-name="T258">.</text:span></text:p>
      <text:p text:style-name="P259">On the sites that we mentioned earlier there are either only recipes or calculators that output raw data which most of the unexperienced users cannot handle.</text:p>
      <text:p text:style-name="P260">Our product on the other hand will give the user a combination of the good aspects of both.</text:p>
      <text:p text:style-name="P261"><text:span text:style-name="T262">There already exist a few websites like:<text:s/></text:span><text:a xlink:href="https://www.ichkoche.at/kuhlschrank-kochen#drawers=244442,251280,10390,10909,251376" office:target-frame-name="_top" xlink:show="replace"><text:span text:style-name="T263">http</text:span><text:bookmark-start text:name="_Hlt500346434"/><text:bookmark-start text:name="_Hlt500346435"/><text:span text:style-name="T264">s</text:span><text:bookmark-end text:name="_Hlt500346434"/><text:bookmark-end text:name="_Hlt500346435"/><text:span text:style-name="T265">://www.ichkoche.at/kuhlschrank-kochen#drawers=244442,251280,10390,10909,251376</text:span></text:a><text:span text:style-name="T266">,</text:span><text:s/><text:span text:style-name="T267">where the user first enters the ingredients the user has and then finally receives a list of recipes he can choose from</text:span><text:span text:style-name="T268">. The big difference between our website and</text:span><text:span text:style-name="T269"><text:s/>websites like mentioned above is that our website<text:s/></text:span><text:span text:style-name="T270">will ask for the user’s<text:s/></text:span><text:span text:style-name="T271">height, weight and so on</text:span><text:span text:style-name="T272"><text:s/>(more information can be found under “Project Objectives and System Concepts”) and gets the TDEE (the total calories of the optional fitness plan are includ</text:span><text:span text:style-name="T273">ed), missing nutrients and a list of recipes which are either from our database or approved recipes from our users.<text:s/></text:span></text:p>
      <text:p text:style-name="P274"/>
      <text:p text:style-name="P275">We did not find a single website that combines all the good things from a nutrient tracker, exercise- and recipe-manager.<text:s/></text:p>
      <text:p text:style-name="P276"/>
      <text:p text:style-name="P277">[Link of an Austrian study that shows that obesity is very present]</text:p>
      <text:p text:style-name="P278">„Zwölf Prozent der Österreicher sind krankhaft übergewichtig. Laut OECD-Daten leiden 57% der Männer und 43% der Frauen an Fettsucht (Adipositas).</text:p>
      <text:p text:style-name="P279">Jeder zweite Mensch in den 33 OECD Saaten ist übergewichtig, jeder sechste gilt als fettleibig.“</text:p>
      <text:p text:style-name="P280"><text:span text:style-name="T281">-</text:span><text:a xlink:href="http://orf.at/stories/2016161/2016156/" office:target-frame-name="_top" xlink:show="replace"><text:span text:style-name="T282">http://orf.at/stories/2016161/2016156/</text:span></text:a></text:p>
      <text:p text:style-name="P283"/>
      <text:p text:style-name="P284"/>
      <text:h text:style-name="P285" text:outline-level="1">General Conditions and Constraints</text:h>
      <text:p text:style-name="P286"/>
      <text:p text:style-name="P287">We want to realize our application with a website, because we are more<text:s/>experienced with web development and maintaining a website is simpler than a bunch of different applications with different native systems.</text:p>
      <text:p text:style-name="P288">Obviously because we want an easy and fast way to manage our recipes, we decided to use a database which is hosted on our webserver (possible scalability)</text:p>
      <text:p text:style-name="P289">Our application allows user based recipes, which can be seen by anyone visiting the website and rated/reported by verified accounts. After a lot of reports the reported recipe gets reviewed by a moderator/owner and either removed or corrected.</text:p>
      <text:p text:style-name="P290"/>
      <text:p text:style-name="P291">The owner of a custom recipe can receive an email when a new comment is created under his recipe. (Can be toggled via a checkbox) The user will always see new notifications about his recipe in his account page.</text:p>
      <text:p text:style-name="P292"/>
      <text:p text:style-name="P293">Moderators are currently planned for when we have too many viewers to handle it ourselves.</text:p>
      <text:p text:style-name="P294">As for the webserver mentioned above, we chose a Raspberry Pi as our server, because of its low cost (e.g.: electricity) and we expect a low number of users. Since our application is a website we can easily upgrade our infrastructure to a dedicated hosted server (e.g.: amazon).</text:p>
      <text:p text:style-name="P295"/>
      <text:p text:style-name="P296">Getting a premium version of our product enables the user to enjoy our content without any disturbance from our advertisements.</text:p>
      <text:p text:style-name="P297"/>
      <text:p text:style-name="P298">For the alpha version of our<text:s/>website, we decide to keep the “auto-generated Fitness plan” a free feature.<text:s/></text:p>
      <text:h text:style-name="P299" text:outline-level="1">Project Objectives and System Concepts</text:h>
      <text:p text:style-name="P300"/>
      <text:p text:style-name="P301">We want to provide the user with a calculator that asks the user for their height, weight, age, gender as well as some optional information like bodyfat percentage, hip circumference in meter or workout. The workout can either be a vague description like easy, medium, hard or a table with specific information about repetition, exercise and calories burnt (the information can either be obtained from our database or entered by the user him- or herself). We are going to implement both the metric and imperial systems.<text:line-break/>The calculator will then return the BMI, BAI and TDEE, then the return values will get saved on the account if the user is logged<text:s/>in. We are going to provide our recipes to everyone visiting the site, but filtering the list is only possible if the user is logged in.</text:p>
      <text:p text:style-name="P302">As for the account, it will have the features mentioned above like saving the BMI, BAI and TDEE. The user will also be<text:s/>able to specify their favourite recipes and look at a list of them on their account. If the person that is owning the account does not want to share some specific information, they will be able to hide it from everyone else.<text:s/></text:p>
      <text:p text:style-name="P303">Another feature we want to implement are user groups, that provide grouping of the content (filtering by tags) and enable social interactions based on interest, by giving the members of the group an option to create posts, comment and rate them (the social part is low priority).</text:p>
      <text:p text:style-name="P304">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305">example</text:p>
      <text:h text:style-name="P306" text:outline-level="1">Opportunities and Risks</text:h>
      <text:p text:style-name="P307"/>
      <text:p text:style-name="P308">One of the most important opportunities is that we did not<text:s/>find a single application that combined a fitness calculator with social aspects such as sharing/rating recipes and creating custom groups oriented around interest. Based on the previously shared information we can determine that we most certainly have no<text:s/>competition at the moment.</text:p>
      <text:p text:style-name="Textbody"><text:span text:style-name="T309">We can also utilise the supplement market by asking for a sponsorship in exchange for advertising the products of the supplement on our website. Some possible targets would be:<text:s/></text:span><text:a xlink:href="https://www.bulkpowders.at/produktreihe/pro-series.html" office:target-frame-name="_top" xlink:show="replace"><text:span text:style-name="T310">https://www.bulkpowders.at/produktreihe/pro-series.html</text:span></text:a><text:span text:style-name="T311"><text:s/>or<text:s/></text:span><text:a xlink:href="http://www.loltyler1.com/category/supplements" office:target-frame-name="_top" xlink:show="replace"><text:span text:style-name="T312">http://www.loltyler1.com/category/supplements</text:span></text:a><text:span text:style-name="T313"><text:s/></text:span></text:p>
      <text:p text:style-name="P314"/>
      <text:p text:style-name="P315">A concerning risk that we must take is a lack of users, since we<text:s/>heavily rely on having an interactive community, because we want our database to be community driven as much as possible. We can try to counteract this by investing a lot into advertisements.</text:p>
      <text:p text:style-name="P316">Another important risk is not getting enough data for our database. One of the key features is being able to choose from a list of recipes and being able to build their own meal plan around them, but if there are no recipes the user will not be able to do this resulting in a loss of uniqueness.<text:s/></text:p>
      <text:p text:style-name="P317">One of the less important risks is a deletion of our whole database which can be easily ignored by maintaining a consistent backup routine.</text:p>
      <text:p text:style-name="P318"/>
      <text:p text:style-name="P319">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h text:style-name="P320" text:outline-level="1">Planning</text:h>
      <text:p text:style-name="P321">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322">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23">The project leader is Julian Nobis, because he is an overall very responsible person and easily manages to keep everything in check. Stefan Waldl and Tim Untersberger are the<text:s/>lead developers of the project. <text:s/></text:p>
      <text:p text:style-name="P324">We are currently aiming to start our project at the end of December or beginning of January.</text:p>
      <text:p text:style-name="P325"><text:span text:style-name="T326">Our goal is to complete the project or at least a useable alpha version around mid may. If we only manage to complete an alpha ve</text:span><text:span text:style-name="T327">rsion of our product we will still be able to publish the application. The development can then be continued in a user driven state. Some examples for user driven applications<text:s/></text:span><text:a xlink:href="https://playbattlegrounds.com/main.pu" office:target-frame-name="_top" xlink:show="replace"><text:span text:style-name="T328">https://playbattlegrounds</text:span><text:span text:style-name="T329">.com/main.pu</text:span></text:a><text:span text:style-name="T330">. The link is to a website of a game called PlayerUnknown’s Battlegrounds (or in short PUBG). The game got released in a very early alpha version on steam (</text:span><text:a xlink:href="http://store.steampowered.com/" office:target-frame-name="_top" xlink:show="replace"><text:span text:style-name="T331">http://store.steampowered.com/</text:span></text:a><text:span text:style-name="T332"><text:s/>) for an<text:s/></text:span><text:span text:style-name="T333">amount of around 30€. It is the most played game on the site (based on the information from the site<text:s/></text:span><text:a xlink:href="http://steamcharts.com/" office:target-frame-name="_top" xlink:show="replace"><text:span text:style-name="T334">http://steamcharts.com/</text:span></text:a><text:span text:style-name="T335"><text:s/>on the 12</text:span><text:span text:style-name="T336">th</text:span><text:span text:style-name="T337"><text:s/>of December 2017) event though it is still in its alpha version. We believe we</text:span><text:span text:style-name="T338"><text:s/>can also utilise user driven development, because as mentioned before the community is important for our application and user driven development is (obviously) focused around users.<text:s/></text:span></text:p>
      <text:p text:style-name="P339">We will need an amount of 3 software developers and a dedicated server (more information about the server can be found under “General Conditions and Constraints”).<text:s/></text:p>
      <text:p text:style-name="P340">Prototyping will be done a lot in our development, so the first prototype with only a few features is aimed to be created in early February. The biggest amount of<text:s/>time will be spent on optimizing all our interactive content (e.g.: the recipe list).<text:s/></text:p>
      <text:p text:style-name="P341"/>
      <table:table table:style-name="Table342">
        <table:table-columns>
          <table:table-column table:style-name="TableColumn343"/>
          <table:table-column table:style-name="TableColumn344"/>
        </table:table-columns>
        <table:table-row table:style-name="TableRow345">
          <table:table-cell table:style-name="TableCell346">
            <text:p text:style-name="P347">Milestone</text:p>
          </table:table-cell>
          <table:table-cell table:style-name="TableCell348">
            <text:p text:style-name="P349">Date</text:p>
          </table:table-cell>
        </table:table-row>
        <table:table-row table:style-name="TableRow350">
          <table:table-cell table:style-name="TableCell351">
            <text:p text:style-name="P352">Planned the structure of our development environment</text:p>
          </table:table-cell>
          <table:table-cell table:style-name="TableCell353">
            <text:p text:style-name="P354">10.02.2018</text:p>
          </table:table-cell>
        </table:table-row>
        <table:table-row table:style-name="TableRow355">
          <table:table-cell table:style-name="TableCell356">
            <text:p text:style-name="P357">The base for our APIs and databases is finished</text:p>
          </table:table-cell>
          <table:table-cell table:style-name="TableCell358">
            <text:p text:style-name="P359">20.02.2018</text:p>
          </table:table-cell>
        </table:table-row>
        <table:table-row table:style-name="TableRow360">
          <table:table-cell table:style-name="TableCell361">
            <text:p text:style-name="P362">The basic structure of the<text:s/>website is finished</text:p>
          </table:table-cell>
          <table:table-cell table:style-name="TableCell363">
            <text:p text:style-name="P364">10.03.2018</text:p>
          </table:table-cell>
        </table:table-row>
        <table:table-row table:style-name="TableRow365">
          <table:table-cell table:style-name="TableCell366">
            <text:p text:style-name="P367">First prototype finished</text:p>
          </table:table-cell>
          <table:table-cell table:style-name="TableCell368">
            <text:p text:style-name="P369">15.03.2018</text:p>
          </table:table-cell>
        </table:table-row>
        <table:table-row table:style-name="TableRow370">
          <table:table-cell table:style-name="TableCell371">
            <text:p text:style-name="P372">Implemented the calculator</text:p>
          </table:table-cell>
          <table:table-cell table:style-name="TableCell373">
            <text:p text:style-name="P374">22.03.2018</text:p>
          </table:table-cell>
        </table:table-row>
        <table:table-row table:style-name="TableRow375">
          <table:table-cell table:style-name="TableCell376">
            <text:p text:style-name="P377">Second prototype finished</text:p>
          </table:table-cell>
          <table:table-cell table:style-name="TableCell378">
            <text:p text:style-name="P379">24.03.2018</text:p>
          </table:table-cell>
        </table:table-row>
        <table:table-row table:style-name="TableRow380">
          <table:table-cell table:style-name="TableCell381">
            <text:p text:style-name="P382">Implemented the recipe system</text:p>
          </table:table-cell>
          <table:table-cell table:style-name="TableCell383">
            <text:p text:style-name="P384">10.04.2018</text:p>
          </table:table-cell>
        </table:table-row>
        <table:table-row table:style-name="TableRow385">
          <table:table-cell table:style-name="TableCell386">
            <text:p text:style-name="P387">Accounts can be created and configured</text:p>
          </table:table-cell>
          <table:table-cell table:style-name="TableCell388">
            <text:p text:style-name="P389">17.04.2018</text:p>
          </table:table-cell>
        </table:table-row>
        <table:table-row table:style-name="TableRow390">
          <table:table-cell table:style-name="TableCell391">
            <text:p text:style-name="P392">Tags can be added<text:s/>and are filterable</text:p>
          </table:table-cell>
          <table:table-cell table:style-name="TableCell393">
            <text:p text:style-name="P394">01.05.2018</text:p>
          </table:table-cell>
        </table:table-row>
        <table:table-row table:style-name="TableRow395">
          <table:table-cell table:style-name="TableCell396">
            <text:p text:style-name="P397">First version released</text:p>
          </table:table-cell>
          <table:table-cell table:style-name="TableCell398">
            <text:p text:style-name="P399">20.05.2018</text:p>
          </table:table-cell>
        </table:table-row>
      </table:table>
      <text:p text:style-name="P400"><text:span text:style-name="T401"><text:line-break/></text:span></text:p>
      <text:h text:style-name="P402" text:outline-level="1">List of Abbreviations</text:h>
      <text:p text:style-name="P403"/>
      <table:table table:style-name="Table404">
        <table:table-columns>
          <table:table-column table:style-name="TableColumn405"/>
          <table:table-column table:style-name="TableColumn406"/>
        </table:table-columns>
        <table:table-row table:style-name="TableRow407">
          <table:table-cell table:style-name="TableCell408">
            <text:p text:style-name="P409">Abbreviation</text:p>
          </table:table-cell>
          <table:table-cell table:style-name="TableCell410">
            <text:p text:style-name="P411">Explanation</text:p>
          </table:table-cell>
        </table:table-row>
        <table:table-row table:style-name="TableRow412">
          <table:table-cell table:style-name="TableCell413">
            <text:p text:style-name="P414">TDEE</text:p>
          </table:table-cell>
          <table:table-cell table:style-name="TableCell415">
            <text:p text:style-name="P416">Total Daily Energy Expenditure</text:p>
          </table:table-cell>
        </table:table-row>
        <table:table-row table:style-name="TableRow417">
          <table:table-cell table:style-name="TableCell418">
            <text:p text:style-name="P419">BMI</text:p>
          </table:table-cell>
          <table:table-cell table:style-name="TableCell420">
            <text:p text:style-name="P421">Body Mass Index</text:p>
          </table:table-cell>
        </table:table-row>
        <table:table-row table:style-name="TableRow422">
          <table:table-cell table:style-name="TableCell423">
            <text:p text:style-name="P424">BAI</text:p>
          </table:table-cell>
          <table:table-cell table:style-name="TableCell425">
            <text:p text:style-name="P426">Body Adiposity Index</text:p>
          </table:table-cell>
        </table:table-row>
        <table:table-row table:style-name="TableRow427">
          <table:table-cell table:style-name="TableCell428">
            <text:p text:style-name="P429">API</text:p>
          </table:table-cell>
          <table:table-cell table:style-name="TableCell430">
            <text:p text:style-name="P431">Application programming interface</text:p>
          </table:table-cell>
        </table:table-row>
      </table:table>
      <text:p text:style-name="P432"/>
      <text:h text:style-name="P433" text:outline-level="1">List of<text:s/>Literature</text:h>
      <text:p text:style-name="P434"/>
      <text:p text:style-name="P435"><text:a xlink:href="http://orf.at/stories/2016161/2016156/" office:target-frame-name="_top" xlink:show="replace"><text:span text:style-name="T436">http://orf.at/stories/2016161/2016156/</text:span></text:a></text:p>
      <text:p text:style-name="P437"><text:span text:style-name="T438">https://en.wikipedia.org/wiki/Nutrition</text:span></text:p>
      <text:p text:style-name="P439"><text:a xlink:href="http://www.fitforfun.de" office:target-frame-name="_top" xlink:show="replace"><text:span text:style-name="T440">http://www.fitforfun.de</text:span></text:a></text:p>
      <text:p text:style-name="P441"><text:a xlink:href="https://www.bodybuilding.com/index.html" office:target-frame-name="_top" xlink:show="replace"><text:span text:style-name="T442">https://www.bodybuilding.com/index.html</text:span></text:a></text:p>
      <text:p text:style-name="P443"><text:a xlink:href="https://tdeecalculator.net/" office:target-frame-name="_top" xlink:show="replace"><text:span text:style-name="T444">https://tdeecalculator.net/</text:span></text:a><text:span text:style-name="T445"><text:s/></text:span></text:p>
      <text:p text:style-name="P446"><text:a xlink:href="https://www.iifym.com/tdee-calculator/" office:target-frame-name="_top" xlink:show="replace"><text:span text:style-name="T447">https://www.iifym.com/tdee-calculator/</text:span></text:a></text:p>
      <text:p text:style-name="P448"><text:a xlink:href="https://www.ichkoche.at/kuhlschrank-kochen#drawers=244442,251280,10390,10909,251376" office:target-frame-name="_top" xlink:show="replace"><text:span text:style-name="T449">https://www.ichkoche.at/kuhlschrank-kochen#drawers=244442,251280,10390,10909,251376</text:span></text:a></text:p>
      <text:p text:style-name="P450"><text:a xlink:href="https://www.bulkpowders.at/produktreihe/pro-series.html" office:target-frame-name="_top" xlink:show="replace"><text:span text:style-name="T451">https://www.bulkpowders.at/produktreihe/pro-series.html</text:span></text:a><text:span text:style-name="T452"><text:s/></text:span><text:a xlink:href="http://www.loltyler1.com/category/supplements" office:target-frame-name="_top" xlink:show="replace"><text:span text:style-name="T453">http://www.loltyler1.com/category/supplements</text:span></text:a></text:p>
      <text:p text:style-name="P454"><text:a xlink:href="https://playbattlegrounds.com/main.pu" office:target-frame-name="_top" xlink:show="replace"><text:span text:style-name="T455">https://playbattlegrounds.com/main.pu</text:span></text:a></text:p>
      <text:p text:style-name="P456"><text:a xlink:href="http://store.steampowered.com/" office:target-frame-name="_top" xlink:show="replace"><text:span text:style-name="T457">http://store.steampowered.com/</text:span></text:a></text:p>
      <text:p text:style-name="P458"><text:a xlink:href="http://steamcharts.com/" office:target-frame-name="_top" xlink:show="replace"><text:span text:style-name="T459">http://steamcharts.com/</text:span></text:a></text:p>
      <text:p text:style-name="P460"/>
      <text:h text:style-name="P461" text:outline-level="1">List of Figures</text:h>
      <text:p text:style-name="P462"/>
      <text:p text:style-name="P463">List of Figures</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Consideration of the Project Proposal</text:p>
      <text:p text:style-name="P500">Affected products:</text:p>
      <text:list text:style-name="LFO18" text:continue-numbering="true">
        <text:list-item>
          <text:p text:style-name="P501">Project Proposal</text:p>
        </text:list-item>
      </text:list>
      <text:list text:style-name="LFO18">
        <text:list-item text:start-value="1">
          <text:p text:style-name="P502">Project Manual</text:p>
        </text:list-item>
      </text:list>
      <text:list text:style-name="LFO18">
        <text:list-item text:start-value="1">
          <text:p text:style-name="P503">Project Plan</text:p>
        </text:list-item>
      </text:list>
      <text:p text:style-name="P504">Description:</text:p>
      <text:p text:style-name="V-Modell-XT.Standard"><text:span text:style-name="T505">The information about<text:s/></text:span><text:span text:style-name="T506">»Initial Situation</text:span><text:span text:style-name="T507">, existing framework conditions, project targets, system conception and<text:s/></text:span><text:span text:style-name="T508">»Economic Efficiency</text:span><text:span text:style-name="T509"><text:s/>contained in the<text:s/></text:span><text:span text:style-name="T510">»Project Proposal</text:span><text:span text:style-name="T511"><text:s/>have to be<text:s/></text:span><text:span text:style-name="T512">considered in the<text:s/></text:span><text:span text:style-name="T513">»Project Manual</text:span><text:span text:style-name="T514"><text:s/>and in the<text:s/></text:span><text:span text:style-name="T515">»Project Plan</text:span><text:span text:style-name="T516">.</text:span></text:p>
      <text:p text:style-name="P517"/>
      <text:p text:style-name="P518">Preparing the first Project Progress Decision</text:p>
      <text:p text:style-name="P519">Affected products:</text:p>
      <text:list text:style-name="LFO18">
        <text:list-item text:start-value="1">
          <text:p text:style-name="P520">Project Proposal</text:p>
        </text:list-item>
      </text:list>
      <text:list text:style-name="LFO18">
        <text:list-item text:start-value="1">
          <text:p text:style-name="P521">Project Progress Decision</text:p>
        </text:list-item>
      </text:list>
      <text:p text:style-name="P522">Description:</text:p>
      <text:p text:style-name="V-Modell-XT.Standard"><text:span text:style-name="T523">The project ideas and realization proposals presented in the<text:s/></text:span><text:span text:style-name="T524">»Project Prop</text:span><text:span text:style-name="T525">osal</text:span><text:span text:style-name="T526"><text:s/>have to be weighted in a decision process that is outside of the V-Modell. The decision that is made has to be laid down in a<text:s/></text:span><text:span text:style-name="T527">»Project Progress Decision</text:span><text:span text:style-name="T528">.</text:span></text:p>
      <text:p text:style-name="P529"/>
      <text:p text:style-name="P530">Project Proposal and Requirements Specification</text:p>
      <text:p text:style-name="P531">Affected products:</text:p>
      <text:list text:style-name="LFO18">
        <text:list-item text:start-value="1">
          <text:p text:style-name="P532">Requirements Specification</text:p>
        </text:list-item>
      </text:list>
      <text:list text:style-name="LFO18">
        <text:list-item text:start-value="1">
          <text:p text:style-name="P533">Project Proposal</text:p>
        </text:list-item>
      </text:list>
      <text:p text:style-name="P534">Description:</text:p>
      <text:p text:style-name="V-Modell-XT.Standard"><text:span text:style-name="T535">In the product<text:s/></text:span><text:span text:style-name="T536">»Requirements Specification</text:span><text:span text:style-name="T537"><text:s/>or Requirements Specification Overall Project, the information from the<text:s/></text:span><text:span text:style-name="T538">»Project Proposal</text:span><text:span text:style-name="T539"><text:s/>concerning framework conditions, system idea and realization plan have to be taken into account</text:span><text:span text:style-name="T54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de" fo:country="AT" fo:hyphenate="true"/>
    </style:style>
    <style:style style:name="DefaultParagraphFont" style:display-name="Default Paragraph Font" style:family="text"/>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de" fo:country="AT"/>
    </style:style>
    <style:style style:name="NoSpacing" style:display-name="No Spacing" style:family="paragraph">
      <style:text-properties fo:hyphenate="tru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2" style:display-name="List 2">
      <text:list-level-style-bullet text:level="1" text:style-name="WW_CharLFO10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10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10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10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10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10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10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10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10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7/17</text:modification-date></text:span><text:span text:style-name="T7"><text:s/></text:span><text:span text:style-name="T8"><text:modification-date style:data-style-name="N9">21:28:00</text:modification-date></text:span><text:span text:style-name="T10"><text:tab/></text:span><text:span text:style-name="T11"><text:page-number text:fixed="false">11</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 Tim</dc:creator>
    <meta:creation-date>2017-11-04T18:57:00Z</meta:creation-date>
    <dc:date>2017-12-07T20:28:00Z</dc:date>
    <meta:print-date>2017-12-07T20:28:00Z</meta:print-date>
    <meta:template xlink:href="Normal" xlink:type="simple"/>
    <meta:editing-cycles>154</meta:editing-cycles>
    <meta:editing-duration>PT0S</meta:editing-duration>
    <meta:user-defined meta:name="Info 1"/>
    <meta:user-defined meta:name="Info 2"/>
    <meta:user-defined meta:name="Info 3"/>
    <meta:user-defined meta:name="Info 4"/>
    <meta:document-statistic meta:page-count="1" meta:paragraph-count="34" meta:word-count="2358" meta:character-count="17183" meta:row-count="123" meta:non-whitespace-character-count="14859"/>
  </office:meta>
</office:document-meta>
</file>